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9.91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26.79pt"/>
    </style:style>
    <style:style style:name="co5" style:family="table-column">
      <style:table-column-properties fo:break-before="auto" style:column-width="78.21pt"/>
    </style:style>
    <style:style style:name="co6" style:family="table-column">
      <style:table-column-properties fo:break-before="auto" style:column-width="77.16pt"/>
    </style:style>
    <style:style style:name="co7" style:family="table-column">
      <style:table-column-properties fo:break-before="auto" style:column-width="371.5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daa2"/>
    </style:style>
    <style:style style:name="ce4" style:family="table-cell" style:parent-style-name="Default">
      <style:table-cell-properties fo:background-color="#7da7d8"/>
    </style:style>
    <style:style style:name="ce5" style:family="table-cell" style:parent-style-name="Default">
      <style:table-cell-properties fo:background-color="#fff200"/>
    </style:style>
    <style:style style:name="ce6" style:family="table-cell" style:parent-style-name="Default">
      <style:table-cell-properties fo:background-color="#fff450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bd7cb5"/>
    </style:style>
    <style:style style:name="ce9" style:family="table-cell" style:parent-style-name="Default">
      <style:table-cell-properties fo:background-color="#f58220"/>
      <style:text-properties style:use-window-font-color="true"/>
    </style:style>
    <style:style style:name="ce10" style:family="table-cell" style:parent-style-name="Default">
      <style:table-cell-properties fo:background-color="#f79448"/>
    </style:style>
    <style:style style:name="ce11" style:family="table-cell" style:parent-style-name="Default">
      <style:table-cell-properties fo:background-color="#ffe5ca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fo:background-color="#ffdaa2"/>
    </style:style>
    <style:style style:name="ce12" style:family="table-cell" style:parent-style-name="Default">
      <style:table-cell-properties fo:background-color="#999999"/>
    </style:style>
    <style:style style:name="ce24" style:family="table-cell" style:parent-style-name="Default">
      <style:table-cell-properties fo:background-color="#ffe5ca"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vailabil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/>
          <table:table-cell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  <table:table-cell table:formula="of:=COUNTIF([.D4:.D100];1)" office:value-type="float" office:value="5" calcext:value-type="float">
            <text:p>5</text:p>
          </table:table-cell>
          <table:table-cell table:formula="of:=COUNTIF([.E4:.E100];1)" office:value-type="float" office:value="2" calcext:value-type="float">
            <text:p>2</text:p>
          </table:table-cell>
          <table:table-cell table:formula="of:=COUNTIF([.F4:.F100];1)" office:value-type="float" office:value="3" calcext:value-type="float">
            <text:p>3</text:p>
          </table:table-cell>
          <table:table-cell table:formula="of:=COUNTIF([.G4:.G100];1)" office:value-type="float" office:value="4" calcext:value-type="float">
            <text:p>4</text:p>
          </table:table-cell>
          <table:table-cell table:formula="of:=COUNTIF([.H4:.H100];1)" office:value-type="float" office:value="3" calcext:value-type="float">
            <text:p>3</text:p>
          </table:table-cell>
          <table:table-cell table:formula="of:=COUNTIF([.I4:.I100];1)" office:value-type="float" office:value="5" calcext:value-type="float">
            <text:p>5</text:p>
          </table:table-cell>
          <table:table-cell table:formula="of:=COUNTIF([.J4:.J100];1)" office:value-type="float" office:value="2" calcext:value-type="float">
            <text:p>2</text:p>
          </table:table-cell>
          <table:table-cell table:formula="of:=COUNTIF([.K4:.K100];1)" office:value-type="float" office:value="1" calcext:value-type="float">
            <text:p>1</text:p>
          </table:table-cell>
          <table:table-cell table:formula="of:=COUNTIF([.L4:.L100];1)" office:value-type="float" office:value="5" calcext:value-type="float">
            <text:p>5</text:p>
          </table:table-cell>
          <table:table-cell table:formula="of:=COUNTIF([.M4:.M100];1)" office:value-type="float" office:value="8" calcext:value-type="float">
            <text:p>8</text:p>
          </table:table-cell>
          <table:table-cell table:formula="of:=COUNTIF([.N4:.N100];1)" office:value-type="float" office:value="1" calcext:value-type="float">
            <text:p>1</text:p>
          </table:table-cell>
          <table:table-cell table:formula="of:=COUNTIF([.O4:.O100];1)" office:value-type="float" office:value="6" calcext:value-type="float">
            <text:p>6</text:p>
          </table:table-cell>
          <table:table-cell table:formula="of:=COUNTIF([.P4:.P100];1)" office:value-type="float" office:value="4" calcext:value-type="float">
            <text:p>4</text:p>
          </table:table-cell>
          <table:table-cell table:formula="of:=COUNTIF([.Q4:.Q100];1)" office:value-type="float" office:value="1" calcext:value-type="float">
            <text:p>1</text:p>
          </table:table-cell>
          <table:table-cell table:formula="of:=COUNTIF([.R4:.R100];1)" office:value-type="float" office:value="3" calcext:value-type="float">
            <text:p>3</text:p>
          </table:table-cell>
          <table:table-cell table:formula="of:=COUNTIF([.S4:.S100];1)" office:value-type="float" office:value="7" calcext:value-type="float">
            <text:p>7</text:p>
          </table:table-cell>
          <table:table-cell table:formula="of:=COUNTIF([.T4:.T100];1)" office:value-type="float" office:value="5" calcext:value-type="float">
            <text:p>5</text:p>
          </table:table-cell>
          <table:table-cell table:formula="of:=COUNTIF([.U4:.U100];1)" office:value-type="float" office:value="3" calcext:value-type="float">
            <text:p>3</text:p>
          </table:table-cell>
          <table:table-cell table:formula="of:=COUNTIF([.V4:.V100];1)" office:value-type="float" office:value="2" calcext:value-type="float">
            <text:p>2</text:p>
          </table:table-cell>
          <table:table-cell table:formula="of:=COUNTIF([.W4:.W100];1)" office:value-type="float" office:value="7" calcext:value-type="float">
            <text:p>7</text:p>
          </table:table-cell>
          <table:table-cell table:formula="of:=COUNTIF([.X4:.X100];1)" office:value-type="float" office:value="4" calcext:value-type="float">
            <text:p>4</text:p>
          </table:table-cell>
          <table:table-cell table:formula="of:=COUNTIF([.Y4:.Y100];1)" office:value-type="float" office:value="4" calcext:value-type="float">
            <text:p>4</text:p>
          </table:table-cell>
          <table:table-cell table:formula="of:=COUNTIF([.Z4:.Z100];1)" office:value-type="float" office:value="10" calcext:value-type="float">
            <text:p>10</text:p>
          </table:table-cell>
          <table:table-cell table:formula="of:=COUNTIF([.AA4:.AA100];1)" office:value-type="float" office:value="5" calcext:value-type="float">
            <text:p>5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4:.AA4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formula="of:=COUNTIF([.D5:.AA5];1)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6:.AA6];1)"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7:.AA7];1)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8:.AA8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COUNTIF([.D9:.AA9];1)" office:value-type="float" office:value="6" calcext:value-type="float">
            <text:p>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0:.AA10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1:.AA11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2:.AA12];1)"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R&amp;R CRU-L4</text:p>
          </table:table-cell>
          <table:table-cell office:value-type="string" calcext:value-type="string">
            <text:p>CRU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3:.AA13];1)" office:value-type="float" office:value="2" calcext:value-type="float">
            <text:p>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CRU-L1</text:p>
          </table:table-cell>
          <table:table-cell office:value-type="string" calcext:value-type="string">
            <text:p>CRU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formula="of:=COUNTIF([.D14:.AA14];1)"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5:.AA15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COUNTIF([.D16:.AA16];1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7:.AA17];1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table:formula="of:=COUNTIF([.D18:.AA18];1)" office:value-type="float" office:value="3" calcext:value-type="float">
            <text:p>3</text:p>
          </table:table-cell>
        </table:table-row>
      </table:table>
      <table:table table:name="Locations" table:style-name="ta1">
        <office:forms form:automatic-focus="false" form:apply-design-mode="false"/>
        <table:table-column table:style-name="co1" table:default-cell-style-name="ce1"/>
        <table:table-column table:style-name="co4" table:default-cell-style-name="Default"/>
        <table:table-column table:style-name="co1" table:number-columns-repeated="1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>
          <table:table-cell table:style-name="Default"/>
          <table:table-cell table:number-columns-repeated="19"/>
        </table:table-row>
        <table:table-row table:style-name="ro2">
          <table:table-cell table:style-name="Default"/>
          <table:table-cell table:number-columns-repeated="2"/>
          <table:table-cell table:style-name="ce3" table:formula="of:=[.$B3]" office:value-type="string" office:string-value="Port Olisar" calcext:value-type="string">
            <text:p>Port Olisar</text:p>
          </table:table-cell>
          <table:table-cell table:style-name="ce4" table:formula="of:=[.$B4]" office:value-type="string" office:string-value="Grim Hex" calcext:value-type="string">
            <text:p>Grim Hex</text:p>
          </table:table-cell>
          <table:table-cell table:style-name="ce4" table:formula="of:=[.B5]" office:value-type="string" office:string-value="ArcCorp Mining Area 157" calcext:value-type="string">
            <text:p>ArcCorp Mining Area 157</text:p>
          </table:table-cell>
          <table:table-cell table:style-name="ce4" table:formula="of:=[.B6]" office:value-type="string" office:string-value="Jumptown" calcext:value-type="string">
            <text:p>Jumptown</text:p>
          </table:table-cell>
          <table:table-cell table:style-name="ce5" table:formula="of:=[.B7]" office:value-type="string" office:string-value="Kudre Ore" calcext:value-type="string">
            <text:p>Kudre Ore</text:p>
          </table:table-cell>
          <table:table-cell table:style-name="ce5" table:formula="of:=[.B8]" office:value-type="string" office:string-value="ArcCorp Mining Area 141" calcext:value-type="string">
            <text:p>ArcCorp Mining Area 141</text:p>
          </table:table-cell>
          <table:table-cell table:style-name="ce6" table:formula="of:=[.B9]" office:value-type="string" office:string-value="Harvest Hydroponics" calcext:value-type="string">
            <text:p>Harvest Hydroponics</text:p>
          </table:table-cell>
          <table:table-cell table:style-name="ce7" table:formula="of:=[.B10]" office:value-type="string" office:string-value="Hickers Research Outpost" calcext:value-type="string">
            <text:p>Hickers Research Outpost</text:p>
          </table:table-cell>
          <table:table-cell table:style-name="ce7" table:formula="of:=[.B11]" office:value-type="string" office:string-value="Terra Mills HydroFarm" calcext:value-type="string">
            <text:p>Terra Mills HydroFarm</text:p>
          </table:table-cell>
          <table:table-cell table:style-name="ce8" table:formula="of:=[.B12]" office:value-type="string" office:string-value="HDMS-Han" calcext:value-type="string">
            <text:p>HDMS-Han</text:p>
          </table:table-cell>
          <table:table-cell table:style-name="ce8" table:formula="of:=[.B13]" office:value-type="string" office:string-value="R&amp;R Hur-L1" calcext:value-type="string">
            <text:p>R&amp;R Hur-L1</text:p>
          </table:table-cell>
          <table:table-cell table:formula="of:=[.B14]" office:value-type="string" office:string-value="Levski" calcext:value-type="string">
            <text:p>Levski</text:p>
          </table:table-cell>
          <table:table-cell table:style-name="ce9" table:formula="of:=[.B15]" office:value-type="string" office:string-value="Lorville" calcext:value-type="string">
            <text:p>Lorville</text:p>
          </table:table-cell>
          <table:table-cell table:style-name="ce10" table:formula="of:=[.B16]" office:value-type="string" office:string-value="HDMS-Edmond" calcext:value-type="string">
            <text:p>HDMS-Edmond</text:p>
          </table:table-cell>
          <table:table-cell table:style-name="ce24" table:formula="of:=[.B17]" office:value-type="string" office:string-value="HDMS-Anderson " calcext:value-type="string">
            <text:p>HDMS-Anderson </text:p>
          </table:table-cell>
          <table:table-cell table:style-name="ce3" table:formula="of:=[.B18]" office:value-type="string" office:string-value="Orison" calcext:value-type="string">
            <text:p>Orison</text:p>
          </table:table-cell>
          <table:table-cell table:style-name="ce5" table:formula="of:=[.B19]" office:value-type="string" office:string-value="Area18" calcext:value-type="string">
            <text:p>Area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2" office:value-type="string" calcext:value-type="string">
            <text:p>Port Olisar</text:p>
          </table:table-cell>
          <table:table-cell office:value-type="string" calcext:value-type="string">
            <text:p>Crusader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55" calcext:value-type="float">
            <text:p>3655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rim Hex</text:p>
          </table:table-cell>
          <table:table-cell office:value-type="string" calcext:value-type="string">
            <text:p>Yela</text:p>
          </table:table-cell>
          <table:table-cell table:formula="of:=[.E3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ArcCorp Mining Area 157</text:p>
          </table:table-cell>
          <table:table-cell office:value-type="string" calcext:value-type="string">
            <text:p>Yela</text:p>
          </table:table-cell>
          <table:table-cell table:formula="of:=[.F3]" office:value-type="float" office:value="0" calcext:value-type="float">
            <text:p>0</text:p>
          </table:table-cell>
          <table:table-cell table:formula="of:=[.F4]" office:value-type="float" office:value="2" calcext:value-type="float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4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Jumptown</text:p>
          </table:table-cell>
          <table:table-cell office:value-type="string" calcext:value-type="string">
            <text:p>Yela</text:p>
          </table:table-cell>
          <table:table-cell table:formula="of:=[.G3]" office:value-type="float" office:value="0" calcext:value-type="float">
            <text:p>0</text:p>
          </table:table-cell>
          <table:table-cell table:formula="of:=[.G4]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Kudre Ore</text:p>
          </table:table-cell>
          <table:table-cell office:value-type="string" calcext:value-type="string">
            <text:p>Daymar</text:p>
          </table:table-cell>
          <table:table-cell table:formula="of:=[.H3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formula="of:=[.H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string" calcext:value-type="string">
            <text:p>ArcCorp Mining Area 141</text:p>
          </table:table-cell>
          <table:table-cell office:value-type="string" calcext:value-type="string">
            <text:p>Daymar</text:p>
          </table:table-cell>
          <table:table-cell table:formula="of:=[.I3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I5]" office:value-type="float" office:value="0" calcext:value-type="float">
            <text:p>0</text:p>
          </table:table-cell>
          <table:table-cell table:formula="of:=[.I6]" office:value-type="float" office:value="0" calcext:value-type="float">
            <text:p>0</text:p>
          </table:table-cell>
          <table:table-cell table:formula="of:=[.I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Harvest Hydroponics</text:p>
          </table:table-cell>
          <table:table-cell office:value-type="string" calcext:value-type="string">
            <text:p>Daymar</text:p>
          </table:table-cell>
          <table:table-cell table:formula="of:=[.J3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J6]" office:value-type="float" office:value="0" calcext:value-type="float">
            <text:p>0</text:p>
          </table:table-cell>
          <table:table-cell table:formula="of:=[.J7]" office:value-type="float" office:value="2" calcext:value-type="float">
            <text:p>2</text:p>
          </table:table-cell>
          <table:table-cell table:formula="of:=[.J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7" office:value-type="string" calcext:value-type="string">
            <text:p>Hickers Research Outpost</text:p>
          </table:table-cell>
          <table:table-cell office:value-type="string" calcext:value-type="string">
            <text:p>Cellin</text:p>
          </table:table-cell>
          <table:table-cell table:formula="of:=[.K3]" office:value-type="float" office:value="0" calcext:value-type="float">
            <text:p>0</text:p>
          </table:table-cell>
          <table:table-cell table:formula="of:=[.K4]" office:value-type="float" office:value="0" calcext:value-type="float">
            <text:p>0</text:p>
          </table:table-cell>
          <table:table-cell table:formula="of:=[.K5]" office:value-type="float" office:value="0" calcext:value-type="float">
            <text:p>0</text:p>
          </table:table-cell>
          <table:table-cell table:formula="of:=[.K6]" office:value-type="float" office:value="0" calcext:value-type="float">
            <text:p>0</text:p>
          </table:table-cell>
          <table:table-cell table:formula="of:=[.K7]" office:value-type="float" office:value="0" calcext:value-type="float">
            <text:p>0</text:p>
          </table:table-cell>
          <table:table-cell table:formula="of:=[.K8]" office:value-type="float" office:value="0" calcext:value-type="float">
            <text:p>0</text:p>
          </table:table-cell>
          <table:table-cell table:formula="of:=[.K9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7" office:value-type="string" calcext:value-type="string">
            <text:p>Terra Mills HydroFarm</text:p>
          </table:table-cell>
          <table:table-cell office:value-type="string" calcext:value-type="string">
            <text:p>Cellin</text:p>
          </table:table-cell>
          <table:table-cell table:formula="of:=[.$L3]" office:value-type="float" office:value="6" calcext:value-type="float">
            <text:p>6</text:p>
          </table:table-cell>
          <table:table-cell table:formula="of:=[.$L4]" office:value-type="float" office:value="0" calcext:value-type="float">
            <text:p>0</text:p>
          </table:table-cell>
          <table:table-cell table:formula="of:=[.$L5]" office:value-type="float" office:value="0" calcext:value-type="float">
            <text:p>0</text:p>
          </table:table-cell>
          <table:table-cell table:formula="of:=[.$L6]" office:value-type="float" office:value="0" calcext:value-type="float">
            <text:p>0</text:p>
          </table:table-cell>
          <table:table-cell table:formula="of:=[.$L7]" office:value-type="float" office:value="0" calcext:value-type="float">
            <text:p>0</text:p>
          </table:table-cell>
          <table:table-cell table:formula="of:=[.$L8]" office:value-type="float" office:value="0" calcext:value-type="float">
            <text:p>0</text:p>
          </table:table-cell>
          <table:table-cell table:formula="of:=[.$L9]" office:value-type="float" office:value="0" calcext:value-type="float">
            <text:p>0</text:p>
          </table:table-cell>
          <table:table-cell table:formula="of:=[.$L10]" office:value-type="float" office:value="3" calcext:value-type="float">
            <text:p>3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8" office:value-type="string" calcext:value-type="string">
            <text:p>HDMS-Han</text:p>
          </table:table-cell>
          <table:table-cell office:value-type="string" calcext:value-type="string">
            <text:p>Magda</text:p>
          </table:table-cell>
          <table:table-cell table:formula="of:=[.$M3]" office:value-type="float" office:value="0" calcext:value-type="float">
            <text:p>0</text:p>
          </table:table-cell>
          <table:table-cell table:formula="of:=[.$M4]" office:value-type="float" office:value="0" calcext:value-type="float">
            <text:p>0</text:p>
          </table:table-cell>
          <table:table-cell table:formula="of:=[.$M5]" office:value-type="float" office:value="0" calcext:value-type="float">
            <text:p>0</text:p>
          </table:table-cell>
          <table:table-cell table:formula="of:=[.$M6]" office:value-type="float" office:value="0" calcext:value-type="float">
            <text:p>0</text:p>
          </table:table-cell>
          <table:table-cell table:formula="of:=[.$M7]" office:value-type="float" office:value="0" calcext:value-type="float">
            <text:p>0</text:p>
          </table:table-cell>
          <table:table-cell table:formula="of:=[.$M8]" office:value-type="float" office:value="0" calcext:value-type="float">
            <text:p>0</text:p>
          </table:table-cell>
          <table:table-cell table:formula="of:=[.$M9]" office:value-type="float" office:value="0" calcext:value-type="float">
            <text:p>0</text:p>
          </table:table-cell>
          <table:table-cell table:formula="of:=[.$M10]" office:value-type="float" office:value="0" calcext:value-type="float">
            <text:p>0</text:p>
          </table:table-cell>
          <table:table-cell table:formula="of:=[.$M11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8" office:value-type="string" calcext:value-type="string">
            <text:p>R&amp;R Hur-L1</text:p>
          </table:table-cell>
          <table:table-cell office:value-type="string" calcext:value-type="string">
            <text:p>Magda</text:p>
          </table:table-cell>
          <table:table-cell table:formula="of:=[.$N3]" office:value-type="float" office:value="0" calcext:value-type="float">
            <text:p>0</text:p>
          </table:table-cell>
          <table:table-cell table:formula="of:=[.$N4]" office:value-type="float" office:value="0" calcext:value-type="float">
            <text:p>0</text:p>
          </table:table-cell>
          <table:table-cell table:formula="of:=[.$N5]" office:value-type="float" office:value="0" calcext:value-type="float">
            <text:p>0</text:p>
          </table:table-cell>
          <table:table-cell table:formula="of:=[.$N6]" office:value-type="float" office:value="0" calcext:value-type="float">
            <text:p>0</text:p>
          </table:table-cell>
          <table:table-cell table:formula="of:=[.$N7]" office:value-type="float" office:value="0" calcext:value-type="float">
            <text:p>0</text:p>
          </table:table-cell>
          <table:table-cell table:formula="of:=[.$N8]" office:value-type="float" office:value="0" calcext:value-type="float">
            <text:p>0</text:p>
          </table:table-cell>
          <table:table-cell table:formula="of:=[.$N9]" office:value-type="float" office:value="0" calcext:value-type="float">
            <text:p>0</text:p>
          </table:table-cell>
          <table:table-cell table:formula="of:=[.$N10]" office:value-type="float" office:value="0" calcext:value-type="float">
            <text:p>0</text:p>
          </table:table-cell>
          <table:table-cell table:formula="of:=[.$N11]" office:value-type="float" office:value="0" calcext:value-type="float">
            <text:p>0</text:p>
          </table:table-cell>
          <table:table-cell table:formula="of:=[.$N12]" office:value-type="float" office:value="5" calcext:value-type="float">
            <text:p>5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vski</text:p>
          </table:table-cell>
          <table:table-cell office:value-type="string" calcext:value-type="string">
            <text:p>Delamar</text:p>
          </table:table-cell>
          <table:table-cell table:formula="of:=[.$O3]" office:value-type="float" office:value="3655" calcext:value-type="float">
            <text:p>3655</text:p>
          </table:table-cell>
          <table:table-cell table:formula="of:=[.$O4]" office:value-type="float" office:value="0" calcext:value-type="float">
            <text:p>0</text:p>
          </table:table-cell>
          <table:table-cell table:formula="of:=[.$O5]" office:value-type="float" office:value="0" calcext:value-type="float">
            <text:p>0</text:p>
          </table:table-cell>
          <table:table-cell table:formula="of:=[.$O6]" office:value-type="float" office:value="0" calcext:value-type="float">
            <text:p>0</text:p>
          </table:table-cell>
          <table:table-cell table:formula="of:=[.$O7]" office:value-type="float" office:value="0" calcext:value-type="float">
            <text:p>0</text:p>
          </table:table-cell>
          <table:table-cell table:formula="of:=[.$O8]" office:value-type="float" office:value="0" calcext:value-type="float">
            <text:p>0</text:p>
          </table:table-cell>
          <table:table-cell table:formula="of:=[.$O9]" office:value-type="float" office:value="0" calcext:value-type="float">
            <text:p>0</text:p>
          </table:table-cell>
          <table:table-cell table:formula="of:=[.$O10]" office:value-type="float" office:value="0" calcext:value-type="float">
            <text:p>0</text:p>
          </table:table-cell>
          <table:table-cell table:formula="of:=[.$O11]" office:value-type="float" office:value="0" calcext:value-type="float">
            <text:p>0</text:p>
          </table:table-cell>
          <table:table-cell table:formula="of:=[.$O12]" office:value-type="float" office:value="0" calcext:value-type="float">
            <text:p>0</text:p>
          </table:table-cell>
          <table:table-cell table:formula="of:=[.$O13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9" office:value-type="string" calcext:value-type="string">
            <text:p>Lorville</text:p>
          </table:table-cell>
          <table:table-cell office:value-type="string" calcext:value-type="string">
            <text:p>Hurston</text:p>
          </table:table-cell>
          <table:table-cell table:formula="of:=[.$P3]" office:value-type="float" office:value="86" calcext:value-type="float">
            <text:p>86</text:p>
          </table:table-cell>
          <table:table-cell table:formula="of:=[.$P4]" office:value-type="float" office:value="0" calcext:value-type="float">
            <text:p>0</text:p>
          </table:table-cell>
          <table:table-cell table:formula="of:=[.$P5]" office:value-type="float" office:value="0" calcext:value-type="float">
            <text:p>0</text:p>
          </table:table-cell>
          <table:table-cell table:formula="of:=[.$P6]" office:value-type="float" office:value="0" calcext:value-type="float">
            <text:p>0</text:p>
          </table:table-cell>
          <table:table-cell table:formula="of:=[.$P7]" office:value-type="float" office:value="0" calcext:value-type="float">
            <text:p>0</text:p>
          </table:table-cell>
          <table:table-cell table:formula="of:=[.$P8]" office:value-type="float" office:value="0" calcext:value-type="float">
            <text:p>0</text:p>
          </table:table-cell>
          <table:table-cell table:formula="of:=[.$P9]" office:value-type="float" office:value="0" calcext:value-type="float">
            <text:p>0</text:p>
          </table:table-cell>
          <table:table-cell table:formula="of:=[.$P10]" office:value-type="float" office:value="0" calcext:value-type="float">
            <text:p>0</text:p>
          </table:table-cell>
          <table:table-cell table:formula="of:=[.$P11]" office:value-type="float" office:value="0" calcext:value-type="float">
            <text:p>0</text:p>
          </table:table-cell>
          <table:table-cell table:formula="of:=[.$P12]" office:value-type="float" office:value="6" calcext:value-type="float">
            <text:p>6</text:p>
          </table:table-cell>
          <table:table-cell table:formula="of:=[.$P13]" office:value-type="float" office:value="0" calcext:value-type="float">
            <text:p>0</text:p>
          </table:table-cell>
          <table:table-cell table:formula="of:=[.$P14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HDMS-Edmond</text:p>
          </table:table-cell>
          <table:table-cell office:value-type="string" calcext:value-type="string">
            <text:p>Hurston</text:p>
          </table:table-cell>
          <table:table-cell table:formula="of:=[.$Q3]" office:value-type="float" office:value="0" calcext:value-type="float">
            <text:p>0</text:p>
          </table:table-cell>
          <table:table-cell table:formula="of:=[.$Q4]" office:value-type="float" office:value="0" calcext:value-type="float">
            <text:p>0</text:p>
          </table:table-cell>
          <table:table-cell table:formula="of:=[.$Q5]" office:value-type="float" office:value="0" calcext:value-type="float">
            <text:p>0</text:p>
          </table:table-cell>
          <table:table-cell table:formula="of:=[.$Q6]" office:value-type="float" office:value="0" calcext:value-type="float">
            <text:p>0</text:p>
          </table:table-cell>
          <table:table-cell table:formula="of:=[.$Q7]" office:value-type="float" office:value="0" calcext:value-type="float">
            <text:p>0</text:p>
          </table:table-cell>
          <table:table-cell table:formula="of:=[.$Q8]" office:value-type="float" office:value="0" calcext:value-type="float">
            <text:p>0</text:p>
          </table:table-cell>
          <table:table-cell table:formula="of:=[.$Q9]" office:value-type="float" office:value="0" calcext:value-type="float">
            <text:p>0</text:p>
          </table:table-cell>
          <table:table-cell table:formula="of:=[.$Q10]" office:value-type="float" office:value="0" calcext:value-type="float">
            <text:p>0</text:p>
          </table:table-cell>
          <table:table-cell table:formula="of:=[.$Q11]" office:value-type="float" office:value="0" calcext:value-type="float">
            <text:p>0</text:p>
          </table:table-cell>
          <table:table-cell table:formula="of:=[.$Q12]" office:value-type="float" office:value="0" calcext:value-type="float">
            <text:p>0</text:p>
          </table:table-cell>
          <table:table-cell table:formula="of:=[.$Q13]" office:value-type="float" office:value="0" calcext:value-type="float">
            <text:p>0</text:p>
          </table:table-cell>
          <table:table-cell table:formula="of:=[.$Q14]" office:value-type="float" office:value="0" calcext:value-type="float">
            <text:p>0</text:p>
          </table:table-cell>
          <table:table-cell table:formula="of:=[.$Q15]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1" office:value-type="string" calcext:value-type="string">
            <text:p>HDMS-Anderson </text:p>
          </table:table-cell>
          <table:table-cell office:value-type="string" calcext:value-type="string">
            <text:p>Aberdeen</text:p>
          </table:table-cell>
          <table:table-cell table:formula="of:=[.$R3]" office:value-type="float" office:value="0" calcext:value-type="float">
            <text:p>0</text:p>
          </table:table-cell>
          <table:table-cell table:formula="of:=[.$R4]" office:value-type="float" office:value="0" calcext:value-type="float">
            <text:p>0</text:p>
          </table:table-cell>
          <table:table-cell table:formula="of:=[.$R5]" office:value-type="float" office:value="0" calcext:value-type="float">
            <text:p>0</text:p>
          </table:table-cell>
          <table:table-cell table:formula="of:=[.$R6]" office:value-type="float" office:value="0" calcext:value-type="float">
            <text:p>0</text:p>
          </table:table-cell>
          <table:table-cell table:formula="of:=[.$R7]" office:value-type="float" office:value="0" calcext:value-type="float">
            <text:p>0</text:p>
          </table:table-cell>
          <table:table-cell table:formula="of:=[.$R8]" office:value-type="float" office:value="0" calcext:value-type="float">
            <text:p>0</text:p>
          </table:table-cell>
          <table:table-cell table:formula="of:=[.$R9]" office:value-type="float" office:value="0" calcext:value-type="float">
            <text:p>0</text:p>
          </table:table-cell>
          <table:table-cell table:formula="of:=[.$R10]" office:value-type="float" office:value="0" calcext:value-type="float">
            <text:p>0</text:p>
          </table:table-cell>
          <table:table-cell table:formula="of:=[.$R11]" office:value-type="float" office:value="0" calcext:value-type="float">
            <text:p>0</text:p>
          </table:table-cell>
          <table:table-cell table:formula="of:=[.$R12]" office:value-type="float" office:value="0" calcext:value-type="float">
            <text:p>0</text:p>
          </table:table-cell>
          <table:table-cell table:formula="of:=[.$R13]" office:value-type="float" office:value="0" calcext:value-type="float">
            <text:p>0</text:p>
          </table:table-cell>
          <table:table-cell table:formula="of:=[.$R14]" office:value-type="float" office:value="0" calcext:value-type="float">
            <text:p>0</text:p>
          </table:table-cell>
          <table:table-cell table:formula="of:=[.$R15]" office:value-type="float" office:value="7" calcext:value-type="float">
            <text:p>7</text:p>
          </table:table-cell>
          <table:table-cell table:formula="of:=[.$R16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5" calcext:value-type="float">
            <text:p>15</text:p>
          </table:table-cell>
          <table:table-cell table:style-name="ce3" office:value-type="string" calcext:value-type="string">
            <text:p>Orison</text:p>
          </table:table-cell>
          <table:table-cell office:value-type="string" calcext:value-type="string">
            <text:p>Crusader</text:p>
          </table:table-cell>
          <table:table-cell table:formula="of:=[.$S3]" office:value-type="float" office:value="5" calcext:value-type="float">
            <text:p>5</text:p>
          </table:table-cell>
          <table:table-cell table:formula="of:=[.$S4]" office:value-type="float" office:value="0" calcext:value-type="float">
            <text:p>0</text:p>
          </table:table-cell>
          <table:table-cell table:formula="of:=[.$S5]" office:value-type="float" office:value="0" calcext:value-type="float">
            <text:p>0</text:p>
          </table:table-cell>
          <table:table-cell table:formula="of:=[.$S6]" office:value-type="float" office:value="0" calcext:value-type="float">
            <text:p>0</text:p>
          </table:table-cell>
          <table:table-cell table:formula="of:=[.$S7]" office:value-type="float" office:value="0" calcext:value-type="float">
            <text:p>0</text:p>
          </table:table-cell>
          <table:table-cell table:formula="of:=[.$S8]" office:value-type="float" office:value="0" calcext:value-type="float">
            <text:p>0</text:p>
          </table:table-cell>
          <table:table-cell table:formula="of:=[.$S9]" office:value-type="float" office:value="0" calcext:value-type="float">
            <text:p>0</text:p>
          </table:table-cell>
          <table:table-cell table:formula="of:=[.$S10]" office:value-type="float" office:value="0" calcext:value-type="float">
            <text:p>0</text:p>
          </table:table-cell>
          <table:table-cell table:formula="of:=[.$S11]" office:value-type="float" office:value="0" calcext:value-type="float">
            <text:p>0</text:p>
          </table:table-cell>
          <table:table-cell table:formula="of:=[.$S12]" office:value-type="float" office:value="0" calcext:value-type="float">
            <text:p>0</text:p>
          </table:table-cell>
          <table:table-cell table:formula="of:=[.$S13]" office:value-type="float" office:value="0" calcext:value-type="float">
            <text:p>0</text:p>
          </table:table-cell>
          <table:table-cell table:formula="of:=[.$S14]" office:value-type="float" office:value="0" calcext:value-type="float">
            <text:p>0</text:p>
          </table:table-cell>
          <table:table-cell table:formula="of:=[.$S15]" office:value-type="float" office:value="0" calcext:value-type="float">
            <text:p>0</text:p>
          </table:table-cell>
          <table:table-cell table:formula="of:=[.$S16]" office:value-type="float" office:value="0" calcext:value-type="float">
            <text:p>0</text:p>
          </table:table-cell>
          <table:table-cell table:formula="of:=[.$S17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office:value-type="float" office:value="16" calcext:value-type="float">
            <text:p>16</text:p>
          </table:table-cell>
          <table:table-cell table:style-name="ce5" office:value-type="string" calcext:value-type="string">
            <text:p>Area18</text:p>
          </table:table-cell>
          <table:table-cell office:value-type="string" calcext:value-type="string">
            <text:p>ArcCorp</text:p>
          </table:table-cell>
          <table:table-cell table:formula="of:=[.$T3]" office:value-type="float" office:value="5" calcext:value-type="float">
            <text:p>5</text:p>
          </table:table-cell>
          <table:table-cell table:formula="of:=[.$T4]" office:value-type="float" office:value="0" calcext:value-type="float">
            <text:p>0</text:p>
          </table:table-cell>
          <table:table-cell table:formula="of:=[.$T5]" office:value-type="float" office:value="0" calcext:value-type="float">
            <text:p>0</text:p>
          </table:table-cell>
          <table:table-cell table:formula="of:=[.$T6]" office:value-type="float" office:value="0" calcext:value-type="float">
            <text:p>0</text:p>
          </table:table-cell>
          <table:table-cell table:formula="of:=[.$T7]" office:value-type="float" office:value="2" calcext:value-type="float">
            <text:p>2</text:p>
          </table:table-cell>
          <table:table-cell table:formula="of:=[.$T8]" office:value-type="float" office:value="3" calcext:value-type="float">
            <text:p>3</text:p>
          </table:table-cell>
          <table:table-cell table:formula="of:=[.$T9]" office:value-type="float" office:value="0" calcext:value-type="float">
            <text:p>0</text:p>
          </table:table-cell>
          <table:table-cell table:formula="of:=[.$T10]" office:value-type="float" office:value="0" calcext:value-type="float">
            <text:p>0</text:p>
          </table:table-cell>
          <table:table-cell table:formula="of:=[.$T11]" office:value-type="float" office:value="0" calcext:value-type="float">
            <text:p>0</text:p>
          </table:table-cell>
          <table:table-cell table:formula="of:=[.$T12]" office:value-type="float" office:value="0" calcext:value-type="float">
            <text:p>0</text:p>
          </table:table-cell>
          <table:table-cell table:formula="of:=[.$T13]" office:value-type="float" office:value="0" calcext:value-type="float">
            <text:p>0</text:p>
          </table:table-cell>
          <table:table-cell table:formula="of:=[.$T14]" office:value-type="float" office:value="0" calcext:value-type="float">
            <text:p>0</text:p>
          </table:table-cell>
          <table:table-cell table:formula="of:=[.$T15]" office:value-type="float" office:value="0" calcext:value-type="float">
            <text:p>0</text:p>
          </table:table-cell>
          <table:table-cell table:formula="of:=[.$T16]" office:value-type="float" office:value="0" calcext:value-type="float">
            <text:p>0</text:p>
          </table:table-cell>
          <table:table-cell table:formula="of:=[.$T17]" office:value-type="float" office:value="0" calcext:value-type="float">
            <text:p>0</text:p>
          </table:table-cell>
          <table:table-cell table:formula="of:=[.$T18]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</table:table-row>
      </table:table>
      <table:table table:name="Pric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6" table:default-cell-style-name="Default"/>
        <table:table-column table:style-name="co3" table:number-columns-repeated="2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office:value-type="float" office:value="1.7" calcext:value-type="float">
            <text:p>1.7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Agricium</text:p>
          </table:table-cell>
          <table:table-cell office:value-type="string" calcext:value-type="string">
            <text:p>Agricult Sup</text:p>
          </table:table-cell>
          <table:table-cell office:value-type="string" calcext:value-type="string">
            <text:p>Altru Toxine</text:p>
          </table:table-cell>
          <table:table-cell office:value-type="string" calcext:value-type="string">
            <text:p>Aluminum</text:p>
          </table:table-cell>
          <table:table-cell office:value-type="string" calcext:value-type="string">
            <text:p>Astatine</text:p>
          </table:table-cell>
          <table:table-cell office:value-type="string" calcext:value-type="string">
            <text:p>Beryl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Corundum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Spirits</text:p>
          </table:table-cell>
          <table:table-cell office:value-type="string" calcext:value-type="string">
            <text:p>Fluorine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ydrogen</text:p>
          </table:table-cell>
          <table:table-cell office:value-type="string" calcext:value-type="string">
            <text:p>Iodine</text:p>
          </table:table-cell>
          <table:table-cell office:value-type="string" calcext:value-type="string">
            <text:p>Laranite</text:p>
          </table:table-cell>
          <table:table-cell office:value-type="string" calcext:value-type="string">
            <text:p>Medical Sup.</text:p>
          </table:table-cell>
          <table:table-cell office:value-type="string" calcext:value-type="string">
            <text:p>Processed Food</text:p>
          </table:table-cell>
          <table:table-cell office:value-type="string" calcext:value-type="string">
            <text:p>Quartz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ims</text:p>
          </table:table-cell>
          <table:table-cell office:value-type="string" calcext:value-type="string">
            <text:p>Titanium</text:p>
          </table:table-cell>
          <table:table-cell office:value-type="string" calcext:value-type="string">
            <text:p>Tungsten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Locations.A3]" office:value-type="float" office:value="0" calcext:value-type="float">
            <text:p>0</text:p>
          </table:table-cell>
          <table:table-cell table:formula="of:=[Locations.B3]" office:value-type="string" office:string-value="Port Olisar" calcext:value-type="string">
            <text:p>Port Olisar</text:p>
          </table:table-cell>
          <table:table-cell table:formula="of:=[Locations.C3]" office:value-type="string" office:string-value="Crusader" calcext:value-type="string">
            <text:p>Crusader</text:p>
          </table:table-cell>
          <table:table-cell table:formula="of:=ROUND(25.6)" office:value-type="float" office:value="26" calcext:value-type="float">
            <text:p>26</text:p>
          </table:table-cell>
          <table:table-cell table:formula="of:=ROUND(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2.53)" office:value-type="float" office:value="3" calcext:value-type="float">
            <text:p>3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.41)" office:value-type="float" office:value="0" calcext:value-type="float">
            <text:p>0</text:p>
          </table:table-cell>
          <table:table-cell table:formula="of:=ROUND(28.09)" office:value-type="float" office:value="28" calcext:value-type="float">
            <text:p>28</text:p>
          </table:table-cell>
          <table:table-cell table:formula="of:=ROUND(17.02)" office:value-type="float" office:value="17" calcext:value-type="float">
            <text:p>17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0)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9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0)"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13" calcext:value-type="float">
            <text:p>13</text:p>
          </table:table-cell>
        </table:table-row>
        <table:table-row table:style-name="ro1">
          <table:table-cell table:formula="of:=[Locations.A4]" office:value-type="float" office:value="1" calcext:value-type="float">
            <text:p>1</text:p>
          </table:table-cell>
          <table:table-cell table:formula="of:=[Locations.B4]" office:value-type="string" office:string-value="Grim Hex" calcext:value-type="string">
            <text:p>Grim Hex</text:p>
          </table:table-cell>
          <table:table-cell table:formula="of:=[Locations.C4]" office:value-type="string" office:string-value="Yela" calcext:value-type="string">
            <text:p>Yela</text:p>
          </table:table-cell>
          <table:table-cell table:formula="of:=ROUND(25.6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ROUND(11.63)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ROUND(8.3)" office:value-type="float" office:value="8" calcext:value-type="float">
            <text:p>8</text:p>
          </table:table-cell>
          <table:table-cell table:formula="of:=ROUND(4.25)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6.9)" office:value-type="float" office:value="7" calcext:value-type="float">
            <text:p>7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6.07)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28.55)" office:value-type="float" office:value="29" calcext:value-type="float">
            <text:p>29</text:p>
          </table:table-cell>
          <table:table-cell table:formula="of:=ROUND(18)" office:value-type="float" office:value="18" calcext:value-type="float">
            <text:p>1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ROUND(8.27)" office:value-type="float" office:value="8" calcext:value-type="float">
            <text:p>8</text:p>
          </table:table-cell>
          <table:table-cell table:formula="of:=ROUND(3.89)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4:.AA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5]" office:value-type="float" office:value="2" calcext:value-type="float">
            <text:p>2</text:p>
          </table:table-cell>
          <table:table-cell table:formula="of:=[Locations.B5]" office:value-type="string" office:string-value="ArcCorp Mining Area 157" calcext:value-type="string">
            <text:p>ArcCorp Mining Area 157</text:p>
          </table:table-cell>
          <table:table-cell table:formula="of:=[Locations.C5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8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5:.AA5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6]" office:value-type="float" office:value="3" calcext:value-type="float">
            <text:p>3</text:p>
          </table:table-cell>
          <table:table-cell table:formula="of:=[Locations.B6]" office:value-type="string" office:string-value="Jumptown" calcext:value-type="string">
            <text:p>Jumptown</text:p>
          </table:table-cell>
          <table:table-cell table:formula="of:=[Locations.C6]" office:value-type="string" office:string-value="Yela" calcext:value-type="string">
            <text:p>Yela</text:p>
          </table:table-cell>
          <table:table-cell office:value-type="float" office:value="0" calcext:value-type="float">
            <text:p>0</text:p>
          </table:table-cell>
          <table:table-cell table:formula="of:=ROUND(1.2)" office:value-type="float" office:value="1" calcext:value-type="float">
            <text:p>1</text:p>
          </table:table-cell>
          <table:table-cell table:formula="of:=ROUND(9.79)"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.66)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.07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8.02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4.55)" office:value-type="float" office:value="15" calcext:value-type="float">
            <text:p>15</text:p>
          </table:table-cell>
          <table:table-cell/>
          <table:table-cell table:formula="of:=COUNTIF([.D6:.AA6];&quot;&gt;0&quot;)" office:value-type="float" office:value="9" calcext:value-type="float">
            <text:p>9</text:p>
          </table:table-cell>
        </table:table-row>
        <table:table-row table:style-name="ro1">
          <table:table-cell table:formula="of:=[Locations.A7]" office:value-type="float" office:value="4" calcext:value-type="float">
            <text:p>4</text:p>
          </table:table-cell>
          <table:table-cell table:formula="of:=[Locations.B7]" office:value-type="string" office:string-value="Kudre Ore" calcext:value-type="string">
            <text:p>Kudre Ore</text:p>
          </table:table-cell>
          <table:table-cell table:formula="of:=[Locations.C7]" office:value-type="string" office:string-value="Daymar" calcext:value-type="string">
            <text:p>Daymar</text:p>
          </table:table-cell>
          <table:table-cell table:formula="of:=ROUND(24.45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4.19)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ROUND(5.72)"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formula="of:=ROUND(1.33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ROUND(3.74)" office:value-type="float" office:value="4" calcext:value-type="float">
            <text:p>4</text:p>
          </table:table-cell>
          <table:table-cell table:formula="of:=ROUND(0.5*[.$C$1])" office:value-type="float" office:value="1" calcext:value-type="float">
            <text:p>1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7:.AA7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Locations.A8]" office:value-type="float" office:value="5" calcext:value-type="float">
            <text:p>5</text:p>
          </table:table-cell>
          <table:table-cell table:formula="of:=[Locations.B8]" office:value-type="string" office:string-value="ArcCorp Mining Area 141" calcext:value-type="string">
            <text:p>ArcCorp Mining Area 141</text:p>
          </table:table-cell>
          <table:table-cell table:formula="of:=[Locations.C8]" office:value-type="string" office:string-value="Daymar" calcext:value-type="string">
            <text:p>Daymar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11.8)"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ROUND(4.95)"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ROUND(17.76)" office:value-type="float" office:value="18" calcext:value-type="float">
            <text:p>18</text:p>
          </table:table-cell>
          <table:table-cell table:formula="of:=ROUND(1.36)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ROUND(3.4)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ROUND(24)" office:value-type="float" office:value="24" calcext:value-type="float">
            <text:p>24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Locations.A9]" office:value-type="float" office:value="6" calcext:value-type="float">
            <text:p>6</text:p>
          </table:table-cell>
          <table:table-cell table:formula="of:=[Locations.B9]" office:value-type="string" office:string-value="Harvest Hydroponics" calcext:value-type="string">
            <text:p>Harvest Hydroponics</text:p>
          </table:table-cell>
          <table:table-cell table:formula="of:=[Locations.C9]" office:value-type="string" office:string-value="Daymar" calcext:value-type="string">
            <text:p>Day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0]" office:value-type="float" office:value="7" calcext:value-type="float">
            <text:p>7</text:p>
          </table:table-cell>
          <table:table-cell table:formula="of:=[Locations.B10]" office:value-type="string" office:string-value="Hickers Research Outpost" calcext:value-type="string">
            <text:p>Hickers Research Outpost</text:p>
          </table:table-cell>
          <table:table-cell table:formula="of:=[Locations.C10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1]" office:value-type="float" office:value="8" calcext:value-type="float">
            <text:p>8</text:p>
          </table:table-cell>
          <table:table-cell table:formula="of:=[Locations.B11]" office:value-type="string" office:string-value="Terra Mills HydroFarm" calcext:value-type="string">
            <text:p>Terra Mills HydroFarm</text:p>
          </table:table-cell>
          <table:table-cell table:formula="of:=[Locations.C11]" office:value-type="string" office:string-value="Cellin" calcext:value-type="string">
            <text:p>Celli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2]" office:value-type="float" office:value="9" calcext:value-type="float">
            <text:p>9</text:p>
          </table:table-cell>
          <table:table-cell table:formula="of:=[Locations.B12]" office:value-type="string" office:string-value="HDMS-Han" calcext:value-type="string">
            <text:p>HDMS-Han</text:p>
          </table:table-cell>
          <table:table-cell table:formula="of:=[Locations.C12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3]" office:value-type="float" office:value="10" calcext:value-type="float">
            <text:p>10</text:p>
          </table:table-cell>
          <table:table-cell table:formula="of:=[Locations.B13]" office:value-type="string" office:string-value="R&amp;R Hur-L1" calcext:value-type="string">
            <text:p>R&amp;R Hur-L1</text:p>
          </table:table-cell>
          <table:table-cell table:formula="of:=[Locations.C13]" office:value-type="string" office:string-value="Magda" calcext:value-type="string">
            <text:p>Magda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3:.AA13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4]" office:value-type="float" office:value="11" calcext:value-type="float">
            <text:p>11</text:p>
          </table:table-cell>
          <table:table-cell table:formula="of:=[Locations.B14]" office:value-type="string" office:string-value="Levski" calcext:value-type="string">
            <text:p>Levski</text:p>
          </table:table-cell>
          <table:table-cell table:formula="of:=[Locations.C14]" office:value-type="string" office:string-value="Delamar" calcext:value-type="string">
            <text:p>Delama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4:.AA14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5]" office:value-type="float" office:value="12" calcext:value-type="float">
            <text:p>12</text:p>
          </table:table-cell>
          <table:table-cell table:formula="of:=[Locations.B15]" office:value-type="string" office:string-value="Lorville" calcext:value-type="string">
            <text:p>Lorville</text:p>
          </table:table-cell>
          <table:table-cell table:formula="of:=[Locations.C15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5:.AA15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6]" office:value-type="float" office:value="13" calcext:value-type="float">
            <text:p>13</text:p>
          </table:table-cell>
          <table:table-cell table:formula="of:=[Locations.B16]" office:value-type="string" office:string-value="HDMS-Edmond" calcext:value-type="string">
            <text:p>HDMS-Edmond</text:p>
          </table:table-cell>
          <table:table-cell table:formula="of:=[Locations.C16]" office:value-type="string" office:string-value="Hurston" calcext:value-type="string">
            <text:p>Hursto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7]" office:value-type="float" office:value="14" calcext:value-type="float">
            <text:p>14</text:p>
          </table:table-cell>
          <table:table-cell table:formula="of:=[Locations.B17]" office:value-type="string" office:string-value="HDMS-Anderson " calcext:value-type="string">
            <text:p>HDMS-Anderson </text:p>
          </table:table-cell>
          <table:table-cell table:formula="of:=[Locations.C17]" office:value-type="string" office:string-value="Aberdeen" calcext:value-type="string">
            <text:p>Aberdeen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0" calcext:value-type="float">
            <text:p>0</text:p>
          </table:table-cell>
        </table:table-row>
        <table:table-row table:style-name="ro1">
          <table:table-cell table:formula="of:=[Locations.A18]" office:value-type="float" office:value="15" calcext:value-type="float">
            <text:p>15</text:p>
          </table:table-cell>
          <table:table-cell table:formula="of:=[Locations.B18]" office:value-type="string" office:string-value="Orison" calcext:value-type="string">
            <text:p>Orison</text:p>
          </table:table-cell>
          <table:table-cell table:formula="of:=[Location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19]" office:value-type="float" office:value="16" calcext:value-type="float">
            <text:p>16</text:p>
          </table:table-cell>
          <table:table-cell table:formula="of:=[Locations.B19]" office:value-type="string" office:string-value="Area18" calcext:value-type="string">
            <text:p>Area18</text:p>
          </table:table-cell>
          <table:table-cell table:formula="of:=[Location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formula="of:=[Locations.A20]" office:value-type="float" office:value="0" calcext:value-type="float">
            <text:p>0</text:p>
          </table:table-cell>
          <table:table-cell table:formula="of:=[Locations.B20]" office:value-type="float" office:value="0" calcext:value-type="float">
            <text:p>0</text:p>
          </table:table-cell>
          <table:table-cell table:formula="of:=[Location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1]" office:value-type="float" office:value="0" calcext:value-type="float">
            <text:p>0</text:p>
          </table:table-cell>
          <table:table-cell table:formula="of:=[Locations.B21]" office:value-type="float" office:value="0" calcext:value-type="float">
            <text:p>0</text:p>
          </table:table-cell>
          <table:table-cell table:formula="of:=[Location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2]" office:value-type="float" office:value="0" calcext:value-type="float">
            <text:p>0</text:p>
          </table:table-cell>
          <table:table-cell table:formula="of:=[Locations.B22]" office:value-type="float" office:value="0" calcext:value-type="float">
            <text:p>0</text:p>
          </table:table-cell>
          <table:table-cell table:formula="of:=[Location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3]" office:value-type="float" office:value="0" calcext:value-type="float">
            <text:p>0</text:p>
          </table:table-cell>
          <table:table-cell table:formula="of:=[Locations.B23]" office:value-type="float" office:value="0" calcext:value-type="float">
            <text:p>0</text:p>
          </table:table-cell>
          <table:table-cell table:formula="of:=[Location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4]" office:value-type="float" office:value="0" calcext:value-type="float">
            <text:p>0</text:p>
          </table:table-cell>
          <table:table-cell table:formula="of:=[Locations.B24]" office:value-type="float" office:value="0" calcext:value-type="float">
            <text:p>0</text:p>
          </table:table-cell>
          <table:table-cell table:formula="of:=[Location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Locations.A25]" office:value-type="float" office:value="0" calcext:value-type="float">
            <text:p>0</text:p>
          </table:table-cell>
          <table:table-cell table:formula="of:=[Locations.B25]" office:value-type="float" office:value="0" calcext:value-type="float">
            <text:p>0</text:p>
          </table:table-cell>
          <table:table-cell table:formula="of:=[Location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Quantity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3"/>
        <table:table-column table:style-name="co1" table:number-columns-repeated="17" table:default-cell-style-name="Default"/>
        <table:table-column table:style-name="co3" table:default-cell-style-name="Default"/>
        <table:table-column table:style-name="co1" table:number-columns-repeated="9" table:default-cell-style-name="Default"/>
        <table:table-row table:style-name="ro1">
          <table:table-cell table:style-name="Default" table:number-columns-repeated="2"/>
          <table:table-cell table:style-name="ce1"/>
          <table:table-cell table:style-name="ce1" table:formula="of:=[Prices.D1]" office:value-type="float" office:value="0" calcext:value-type="float">
            <text:p>0</text:p>
          </table:table-cell>
          <table:table-cell table:style-name="ce1" table:formula="of:=[Prices.E1]" office:value-type="float" office:value="1" calcext:value-type="float">
            <text:p>1</text:p>
          </table:table-cell>
          <table:table-cell table:style-name="ce1" table:formula="of:=[Prices.F1]" office:value-type="float" office:value="2" calcext:value-type="float">
            <text:p>2</text:p>
          </table:table-cell>
          <table:table-cell table:style-name="ce1" table:formula="of:=[Prices.G1]" office:value-type="float" office:value="3" calcext:value-type="float">
            <text:p>3</text:p>
          </table:table-cell>
          <table:table-cell table:style-name="ce1" table:formula="of:=[Prices.H1]" office:value-type="float" office:value="4" calcext:value-type="float">
            <text:p>4</text:p>
          </table:table-cell>
          <table:table-cell table:style-name="ce1" table:formula="of:=[Prices.I1]" office:value-type="float" office:value="5" calcext:value-type="float">
            <text:p>5</text:p>
          </table:table-cell>
          <table:table-cell table:style-name="ce1" table:formula="of:=[Prices.J1]" office:value-type="float" office:value="6" calcext:value-type="float">
            <text:p>6</text:p>
          </table:table-cell>
          <table:table-cell table:style-name="ce1" table:formula="of:=[Prices.K1]" office:value-type="float" office:value="7" calcext:value-type="float">
            <text:p>7</text:p>
          </table:table-cell>
          <table:table-cell table:style-name="ce1" table:formula="of:=[Prices.L1]" office:value-type="float" office:value="8" calcext:value-type="float">
            <text:p>8</text:p>
          </table:table-cell>
          <table:table-cell table:style-name="ce1" table:formula="of:=[Prices.M1]" office:value-type="float" office:value="9" calcext:value-type="float">
            <text:p>9</text:p>
          </table:table-cell>
          <table:table-cell table:style-name="ce1" table:formula="of:=[Prices.N1]" office:value-type="float" office:value="10" calcext:value-type="float">
            <text:p>10</text:p>
          </table:table-cell>
          <table:table-cell table:style-name="ce1" table:formula="of:=[Prices.O1]" office:value-type="float" office:value="11" calcext:value-type="float">
            <text:p>11</text:p>
          </table:table-cell>
          <table:table-cell table:style-name="ce1" table:formula="of:=[Prices.P1]" office:value-type="float" office:value="12" calcext:value-type="float">
            <text:p>12</text:p>
          </table:table-cell>
          <table:table-cell table:style-name="ce1" table:formula="of:=[Prices.Q1]" office:value-type="float" office:value="13" calcext:value-type="float">
            <text:p>13</text:p>
          </table:table-cell>
          <table:table-cell table:style-name="ce1" table:formula="of:=[Prices.R1]" office:value-type="float" office:value="14" calcext:value-type="float">
            <text:p>14</text:p>
          </table:table-cell>
          <table:table-cell table:style-name="ce1" table:formula="of:=[Prices.S1]" office:value-type="float" office:value="15" calcext:value-type="float">
            <text:p>15</text:p>
          </table:table-cell>
          <table:table-cell table:style-name="ce1" table:formula="of:=[Prices.T1]" office:value-type="float" office:value="16" calcext:value-type="float">
            <text:p>16</text:p>
          </table:table-cell>
          <table:table-cell table:style-name="ce1" table:formula="of:=[Prices.U1]" office:value-type="float" office:value="17" calcext:value-type="float">
            <text:p>17</text:p>
          </table:table-cell>
          <table:table-cell table:style-name="ce1" table:formula="of:=[Prices.V1]" office:value-type="float" office:value="18" calcext:value-type="float">
            <text:p>18</text:p>
          </table:table-cell>
          <table:table-cell table:style-name="ce1" table:formula="of:=[Prices.W1]" office:value-type="float" office:value="19" calcext:value-type="float">
            <text:p>19</text:p>
          </table:table-cell>
          <table:table-cell table:style-name="ce1" table:formula="of:=[Prices.X1]" office:value-type="float" office:value="20" calcext:value-type="float">
            <text:p>20</text:p>
          </table:table-cell>
          <table:table-cell table:style-name="ce1" table:formula="of:=[Prices.Y1]" office:value-type="float" office:value="21" calcext:value-type="float">
            <text:p>21</text:p>
          </table:table-cell>
          <table:table-cell table:style-name="ce1" table:formula="of:=[Prices.Z1]" office:value-type="float" office:value="22" calcext:value-type="float">
            <text:p>22</text:p>
          </table:table-cell>
          <table:table-cell table:style-name="ce1" table:formula="of:=[Prices.AA1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Prices.D2]" office:value-type="string" office:string-value="Agricium" calcext:value-type="string">
            <text:p>Agricium</text:p>
          </table:table-cell>
          <table:table-cell table:formula="of:=[Prices.E2]" office:value-type="string" office:string-value="Agricult Sup" calcext:value-type="string">
            <text:p>Agricult Sup</text:p>
          </table:table-cell>
          <table:table-cell table:formula="of:=[Prices.F2]" office:value-type="string" office:string-value="Altru Toxine" calcext:value-type="string">
            <text:p>Altru Toxine</text:p>
          </table:table-cell>
          <table:table-cell table:formula="of:=[Prices.G2]" office:value-type="string" office:string-value="Aluminum" calcext:value-type="string">
            <text:p>Aluminum</text:p>
          </table:table-cell>
          <table:table-cell table:formula="of:=[Prices.H2]" office:value-type="string" office:string-value="Astatine" calcext:value-type="string">
            <text:p>Astatine</text:p>
          </table:table-cell>
          <table:table-cell table:formula="of:=[Prices.I2]" office:value-type="string" office:string-value="Beryl" calcext:value-type="string">
            <text:p>Beryl</text:p>
          </table:table-cell>
          <table:table-cell table:formula="of:=[Prices.J2]" office:value-type="string" office:string-value="Chlorine" calcext:value-type="string">
            <text:p>Chlorine</text:p>
          </table:table-cell>
          <table:table-cell table:formula="of:=[Prices.K2]" office:value-type="string" office:string-value="Corundum" calcext:value-type="string">
            <text:p>Corundum</text:p>
          </table:table-cell>
          <table:table-cell table:formula="of:=[Prices.L2]" office:value-type="string" office:string-value="Diamond" calcext:value-type="string">
            <text:p>Diamond</text:p>
          </table:table-cell>
          <table:table-cell table:formula="of:=[Prices.M2]" office:value-type="string" office:string-value="Spirits" calcext:value-type="string">
            <text:p>Spirits</text:p>
          </table:table-cell>
          <table:table-cell table:formula="of:=[Prices.N2]" office:value-type="string" office:string-value="Fluorine" calcext:value-type="string">
            <text:p>Fluorine</text:p>
          </table:table-cell>
          <table:table-cell table:formula="of:=[Prices.O2]" office:value-type="string" office:string-value="Gold" calcext:value-type="string">
            <text:p>Gold</text:p>
          </table:table-cell>
          <table:table-cell table:formula="of:=[Prices.P2]" office:value-type="string" office:string-value="Hydrogen" calcext:value-type="string">
            <text:p>Hydrogen</text:p>
          </table:table-cell>
          <table:table-cell table:formula="of:=[Prices.Q2]" office:value-type="string" office:string-value="Iodine" calcext:value-type="string">
            <text:p>Iodine</text:p>
          </table:table-cell>
          <table:table-cell table:formula="of:=[Prices.R2]" office:value-type="string" office:string-value="Laranite" calcext:value-type="string">
            <text:p>Laranite</text:p>
          </table:table-cell>
          <table:table-cell table:formula="of:=[Prices.S2]" office:value-type="string" office:string-value="Medical Sup." calcext:value-type="string">
            <text:p>Medical Sup.</text:p>
          </table:table-cell>
          <table:table-cell table:formula="of:=[Prices.T2]" office:value-type="string" office:string-value="Processed Food" calcext:value-type="string">
            <text:p>Processed Food</text:p>
          </table:table-cell>
          <table:table-cell table:formula="of:=[Prices.U2]" office:value-type="string" office:string-value="Quartz" calcext:value-type="string">
            <text:p>Quartz</text:p>
          </table:table-cell>
          <table:table-cell table:formula="of:=[Prices.V2]" office:value-type="string" office:string-value="Scrap" calcext:value-type="string">
            <text:p>Scrap</text:p>
          </table:table-cell>
          <table:table-cell table:formula="of:=[Prices.W2]" office:value-type="string" office:string-value="Stims" calcext:value-type="string">
            <text:p>Stims</text:p>
          </table:table-cell>
          <table:table-cell table:formula="of:=[Prices.X2]" office:value-type="string" office:string-value="Titanium" calcext:value-type="string">
            <text:p>Titanium</text:p>
          </table:table-cell>
          <table:table-cell table:formula="of:=[Prices.Y2]" office:value-type="string" office:string-value="Tungsten" calcext:value-type="string">
            <text:p>Tungsten</text:p>
          </table:table-cell>
          <table:table-cell table:formula="of:=[Prices.Z2]" office:value-type="string" office:string-value="Waste" calcext:value-type="string">
            <text:p>Waste</text:p>
          </table:table-cell>
          <table:table-cell table:formula="of:=[Prices.AA2]" office:value-type="string" office:string-value="Widow" calcext:value-type="string">
            <text:p>Widow</text:p>
          </table:table-cell>
          <table:table-cell/>
          <table:table-cell office:value-type="string" calcext:value-type="string">
            <text:p>Count</text:p>
          </table:table-cell>
        </table:table-row>
        <table:table-row table:style-name="ro1">
          <table:table-cell table:formula="of:=[Prices.A3]" office:value-type="float" office:value="0" calcext:value-type="float">
            <text:p>0</text:p>
          </table:table-cell>
          <table:table-cell table:formula="of:=[Prices.B3]" office:value-type="string" office:string-value="Port Olisar" calcext:value-type="string">
            <text:p>Port Olisar</text:p>
          </table:table-cell>
          <table:table-cell table:formula="of:=[Prices.C3]" office:value-type="string" office:string-value="Crusader" calcext:value-type="string">
            <text:p>Crusader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3:.AA3];&quot;&gt;0&quot;)" office:value-type="float" office:value="8" calcext:value-type="float">
            <text:p>8</text:p>
          </table:table-cell>
        </table:table-row>
        <table:table-row table:style-name="ro1">
          <table:table-cell table:formula="of:=[Prices.A4]" office:value-type="float" office:value="1" calcext:value-type="float">
            <text:p>1</text:p>
          </table:table-cell>
          <table:table-cell table:formula="of:=[Prices.B4]" office:value-type="string" office:string-value="Grim Hex" calcext:value-type="string">
            <text:p>Grim Hex</text:p>
          </table:table-cell>
          <table:table-cell table:formula="of:=[Prices.C4]" office:value-type="string" office:string-value="Yela" calcext:value-type="string">
            <text:p>Yela</text:p>
          </table:table-cell>
          <table:table-cell table:number-columns-repeated="22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4:.AA4];&quot;&gt;0&quot;)" office:value-type="float" office:value="1" calcext:value-type="float">
            <text:p>1</text:p>
          </table:table-cell>
        </table:table-row>
        <table:table-row table:style-name="ro1">
          <table:table-cell table:formula="of:=[Prices.A5]" office:value-type="float" office:value="2" calcext:value-type="float">
            <text:p>2</text:p>
          </table:table-cell>
          <table:table-cell table:formula="of:=[Prices.B5]" office:value-type="string" office:string-value="ArcCorp Mining Area 157" calcext:value-type="string">
            <text:p>ArcCorp Mining Area 157</text:p>
          </table:table-cell>
          <table:table-cell table:formula="of:=[Prices.C5]" office:value-type="string" office:string-value="Yela" calcext:value-type="string">
            <text:p>Yel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000" calcext:value-type="float">
            <text:p>5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5:.AA5];&quot;&gt;0&quot;)" office:value-type="float" office:value="5" calcext:value-type="float">
            <text:p>5</text:p>
          </table:table-cell>
        </table:table-row>
        <table:table-row table:style-name="ro1">
          <table:table-cell table:formula="of:=[Prices.A6]" office:value-type="float" office:value="3" calcext:value-type="float">
            <text:p>3</text:p>
          </table:table-cell>
          <table:table-cell table:formula="of:=[Prices.B6]" office:value-type="string" office:string-value="Jumptown" calcext:value-type="string">
            <text:p>Jumptown</text:p>
          </table:table-cell>
          <table:table-cell table:formula="of:=[Prices.C6]" office:value-type="string" office:string-value="Yela" calcext:value-type="string">
            <text:p>Yel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19"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COUNTIF([.D6:.AA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7]" office:value-type="float" office:value="4" calcext:value-type="float">
            <text:p>4</text:p>
          </table:table-cell>
          <table:table-cell table:formula="of:=[Prices.B7]" office:value-type="string" office:string-value="Kudre Ore" calcext:value-type="string">
            <text:p>Kudre Ore</text:p>
          </table:table-cell>
          <table:table-cell table:formula="of:=[Prices.C7]" office:value-type="string" office:string-value="Daymar" calcext:value-type="string">
            <text:p>Daymar</text:p>
          </table:table-cell>
          <table:table-cell office:value-type="float" office:value="10000" calcext:value-type="float">
            <text:p>10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7:.AA7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8]" office:value-type="float" office:value="5" calcext:value-type="float">
            <text:p>5</text:p>
          </table:table-cell>
          <table:table-cell table:formula="of:=[Prices.B8]" office:value-type="string" office:string-value="ArcCorp Mining Area 141" calcext:value-type="string">
            <text:p>ArcCorp Mining Area 141</text:p>
          </table:table-cell>
          <table:table-cell table:formula="of:=[Prices.C8]" office:value-type="string" office:string-value="Daymar" calcext:value-type="string">
            <text:p>Daymar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8:.AA8];&quot;&gt;0&quot;)" office:value-type="float" office:value="6" calcext:value-type="float">
            <text:p>6</text:p>
          </table:table-cell>
        </table:table-row>
        <table:table-row table:style-name="ro1">
          <table:table-cell table:formula="of:=[Prices.A9]" office:value-type="float" office:value="6" calcext:value-type="float">
            <text:p>6</text:p>
          </table:table-cell>
          <table:table-cell table:formula="of:=[Prices.B9]" office:value-type="string" office:string-value="Harvest Hydroponics" calcext:value-type="string">
            <text:p>Harvest Hydroponics</text:p>
          </table:table-cell>
          <table:table-cell table:formula="of:=[Prices.C9]" office:value-type="string" office:string-value="Daymar" calcext:value-type="string">
            <text:p>Daymar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table:formula="of:=COUNTIF([.D9:.AA9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0]" office:value-type="float" office:value="7" calcext:value-type="float">
            <text:p>7</text:p>
          </table:table-cell>
          <table:table-cell table:formula="of:=[Prices.B10]" office:value-type="string" office:string-value="Hickers Research Outpost" calcext:value-type="string">
            <text:p>Hickers Research Outpost</text:p>
          </table:table-cell>
          <table:table-cell table:formula="of:=[Prices.C10]" office:value-type="string" office:string-value="Cellin" calcext:value-type="string">
            <text:p>Celli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0:.AA10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1]" office:value-type="float" office:value="8" calcext:value-type="float">
            <text:p>8</text:p>
          </table:table-cell>
          <table:table-cell table:formula="of:=[Prices.B11]" office:value-type="string" office:string-value="Terra Mills HydroFarm" calcext:value-type="string">
            <text:p>Terra Mills HydroFarm</text:p>
          </table:table-cell>
          <table:table-cell table:formula="of:=[Prices.C11]" office:value-type="string" office:string-value="Cellin" calcext:value-type="string">
            <text:p>Celli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1:.AA11];&quot;&gt;0&quot;)" office:value-type="float" office:value="4" calcext:value-type="float">
            <text:p>4</text:p>
          </table:table-cell>
        </table:table-row>
        <table:table-row table:style-name="ro1">
          <table:table-cell table:formula="of:=[Prices.A12]" office:value-type="float" office:value="9" calcext:value-type="float">
            <text:p>9</text:p>
          </table:table-cell>
          <table:table-cell table:formula="of:=[Prices.B12]" office:value-type="string" office:string-value="HDMS-Han" calcext:value-type="string">
            <text:p>HDMS-Han</text:p>
          </table:table-cell>
          <table:table-cell table:formula="of:=[Prices.C12]" office:value-type="string" office:string-value="Magda" calcext:value-type="string">
            <text:p>Magda</text:p>
          </table:table-cell>
          <table:table-cell table:number-columns-repeated="1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2:.AA12];&quot;&gt;0&quot;)" office:value-type="float" office:value="2" calcext:value-type="float">
            <text:p>2</text:p>
          </table:table-cell>
        </table:table-row>
        <table:table-row table:style-name="ro1">
          <table:table-cell table:formula="of:=[Prices.A13]" office:value-type="float" office:value="10" calcext:value-type="float">
            <text:p>10</text:p>
          </table:table-cell>
          <table:table-cell table:formula="of:=[Prices.B13]" office:value-type="string" office:string-value="R&amp;R Hur-L1" calcext:value-type="string">
            <text:p>R&amp;R Hur-L1</text:p>
          </table:table-cell>
          <table:table-cell table:formula="of:=[Prices.C13]" office:value-type="string" office:string-value="Magda" calcext:value-type="string">
            <text:p>Magd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3:.AA13];&quot;&gt;0&quot;)" office:value-type="float" office:value="9" calcext:value-type="float">
            <text:p>9</text:p>
          </table:table-cell>
        </table:table-row>
        <table:table-row table:style-name="ro1">
          <table:table-cell table:formula="of:=[Prices.A14]" office:value-type="float" office:value="11" calcext:value-type="float">
            <text:p>11</text:p>
          </table:table-cell>
          <table:table-cell table:formula="of:=[Prices.B14]" office:value-type="string" office:string-value="Levski" calcext:value-type="string">
            <text:p>Levski</text:p>
          </table:table-cell>
          <table:table-cell table:formula="of:=[Prices.C14]" office:value-type="string" office:string-value="Delamar" calcext:value-type="string">
            <text:p>Delam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4:.AA14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5]" office:value-type="float" office:value="12" calcext:value-type="float">
            <text:p>12</text:p>
          </table:table-cell>
          <table:table-cell table:formula="of:=[Prices.B15]" office:value-type="string" office:string-value="Lorville" calcext:value-type="string">
            <text:p>Lorville</text:p>
          </table:table-cell>
          <table:table-cell table:formula="of:=[Prices.C15]" office:value-type="string" office:string-value="Hurston" calcext:value-type="string">
            <text:p>Hurston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COUNTIF([.D15:.AA15];&quot;&gt;0&quot;)" office:value-type="float" office:value="12" calcext:value-type="float">
            <text:p>12</text:p>
          </table:table-cell>
        </table:table-row>
        <table:table-row table:style-name="ro1">
          <table:table-cell table:formula="of:=[Prices.A16]" office:value-type="float" office:value="13" calcext:value-type="float">
            <text:p>13</text:p>
          </table:table-cell>
          <table:table-cell table:formula="of:=[Prices.B16]" office:value-type="string" office:string-value="HDMS-Edmond" calcext:value-type="string">
            <text:p>HDMS-Edmond</text:p>
          </table:table-cell>
          <table:table-cell table:formula="of:=[Prices.C16]" office:value-type="string" office:string-value="Hurston" calcext:value-type="string">
            <text:p>Hurs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6:.AA16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7]" office:value-type="float" office:value="14" calcext:value-type="float">
            <text:p>14</text:p>
          </table:table-cell>
          <table:table-cell table:formula="of:=[Prices.B17]" office:value-type="string" office:string-value="HDMS-Anderson " calcext:value-type="string">
            <text:p>HDMS-Anderson </text:p>
          </table:table-cell>
          <table:table-cell table:formula="of:=[Prices.C17]" office:value-type="string" office:string-value="Aberdeen" calcext:value-type="string">
            <text:p>Aberdee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COUNTIF([.D17:.AA17];&quot;&gt;0&quot;)" office:value-type="float" office:value="3" calcext:value-type="float">
            <text:p>3</text:p>
          </table:table-cell>
        </table:table-row>
        <table:table-row table:style-name="ro1">
          <table:table-cell table:formula="of:=[Prices.A18]" office:value-type="float" office:value="15" calcext:value-type="float">
            <text:p>15</text:p>
          </table:table-cell>
          <table:table-cell table:formula="of:=[Prices.B18]" office:value-type="string" office:string-value="Orison" calcext:value-type="string">
            <text:p>Orison</text:p>
          </table:table-cell>
          <table:table-cell table:formula="of:=[Prices.C18]" office:value-type="string" office:string-value="Crusader" calcext:value-type="string">
            <text:p>Crusader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8:.AA18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19]" office:value-type="float" office:value="16" calcext:value-type="float">
            <text:p>16</text:p>
          </table:table-cell>
          <table:table-cell table:formula="of:=[Prices.B19]" office:value-type="string" office:string-value="Area18" calcext:value-type="string">
            <text:p>Area18</text:p>
          </table:table-cell>
          <table:table-cell table:formula="of:=[Prices.C19]" office:value-type="string" office:string-value="ArcCorp" calcext:value-type="string">
            <text:p>ArcCorp</text:p>
          </table:table-cell>
          <table:table-cell table:number-columns-repeated="24" office:value-type="float" office:value="0" calcext:value-type="float">
            <text:p>0</text:p>
          </table:table-cell>
          <table:table-cell/>
          <table:table-cell table:formula="of:=COUNTIF([.D19:.AA19];&quot;&gt;0&quot;)" office:value-type="float" office:value="0" calcext:value-type="float">
            <text:p>0</text:p>
          </table:table-cell>
        </table:table-row>
        <table:table-row table:style-name="ro1">
          <table:table-cell table:formula="of:=[Prices.A20]" office:value-type="float" office:value="0" calcext:value-type="float">
            <text:p>0</text:p>
          </table:table-cell>
          <table:table-cell table:formula="of:=[Prices.B20]" office:value-type="float" office:value="0" calcext:value-type="float">
            <text:p>0</text:p>
          </table:table-cell>
          <table:table-cell table:formula="of:=[Prices.C20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1]" office:value-type="float" office:value="0" calcext:value-type="float">
            <text:p>0</text:p>
          </table:table-cell>
          <table:table-cell table:formula="of:=[Prices.B21]" office:value-type="float" office:value="0" calcext:value-type="float">
            <text:p>0</text:p>
          </table:table-cell>
          <table:table-cell table:formula="of:=[Prices.C21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2]" office:value-type="float" office:value="0" calcext:value-type="float">
            <text:p>0</text:p>
          </table:table-cell>
          <table:table-cell table:formula="of:=[Prices.B22]" office:value-type="float" office:value="0" calcext:value-type="float">
            <text:p>0</text:p>
          </table:table-cell>
          <table:table-cell table:formula="of:=[Prices.C22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3]" office:value-type="float" office:value="0" calcext:value-type="float">
            <text:p>0</text:p>
          </table:table-cell>
          <table:table-cell table:formula="of:=[Prices.B23]" office:value-type="float" office:value="0" calcext:value-type="float">
            <text:p>0</text:p>
          </table:table-cell>
          <table:table-cell table:formula="of:=[Prices.C23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4]" office:value-type="float" office:value="0" calcext:value-type="float">
            <text:p>0</text:p>
          </table:table-cell>
          <table:table-cell table:formula="of:=[Prices.B24]" office:value-type="float" office:value="0" calcext:value-type="float">
            <text:p>0</text:p>
          </table:table-cell>
          <table:table-cell table:formula="of:=[Prices.C24]" office:value-type="float" office:value="0" calcext:value-type="float">
            <text:p>0</text:p>
          </table:table-cell>
          <table:table-cell table:number-columns-repeated="26"/>
        </table:table-row>
        <table:table-row table:style-name="ro1">
          <table:table-cell table:formula="of:=[Prices.A25]" office:value-type="float" office:value="0" calcext:value-type="float">
            <text:p>0</text:p>
          </table:table-cell>
          <table:table-cell table:formula="of:=[Prices.B25]" office:value-type="float" office:value="0" calcext:value-type="float">
            <text:p>0</text:p>
          </table:table-cell>
          <table:table-cell table:formula="of:=[Prices.C25]" office:value-type="float" office:value="0" calcext:value-type="float">
            <text:p>0</text:p>
          </table:table-cell>
          <table:table-cell table:number-columns-repeated="26"/>
        </table:table-row>
      </table:table>
      <table:table table:name="Array Prices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Prices.D3];&quot;,&quot;;[Prices.E3];&quot;,&quot;;[Prices.F3];&quot;,&quot;;[Prices.G3];&quot;,&quot;;[Prices.H3];&quot;,&quot;;[Prices.I3];&quot;,&quot;;[Prices.J3];&quot;,&quot;;[Prices.K3];&quot;,&quot;;[Prices.L3];&quot;,&quot;;[Prices.M3];&quot;,&quot;;[Prices.N3];&quot;,&quot;;[Prices.O3];&quot;,&quot;;[Prices.P3];&quot;,&quot;;[Prices.Q3];&quot;,&quot;;[Prices.R3];&quot;,&quot;;[Prices.S3];&quot;,&quot;;[Prices.T3];&quot;,&quot;;[Prices.U3];&quot;,&quot;;[Prices.V3];&quot;,&quot;;[Prices.W3];&quot;,&quot;;[Prices.X3];&quot;,&quot;;[Prices.Y3];&quot;,&quot;;[Prices.Z3];&quot;,&quot;;[Prices.AA3];&quot;,&quot;)" office:value-type="string" office:string-value="26,0,0,0,8,4,0,3,7,5,0,6,0,0,28,17,0,0,0,3,8,4,1,0," calcext:value-type="string">
            <text:p>26,0,0,0,8,4,0,3,7,5,0,6,0,0,28,17,0,0,0,3,8,4,1,0,</text:p>
          </table:table-cell>
        </table:table-row>
        <table:table-row table:style-name="ro1">
          <table:table-cell table:formula="of:=COM.MICROSOFT.CONCAT([Prices.D4];&quot;,&quot;;[Prices.E4];&quot;,&quot;;[Prices.F4];&quot;,&quot;;[Prices.G4];&quot;,&quot;;[Prices.H4];&quot;,&quot;;[Prices.I4];&quot;,&quot;;[Prices.J4];&quot;,&quot;;[Prices.K4];&quot;,&quot;;[Prices.L4];&quot;,&quot;;[Prices.M4];&quot;,&quot;;[Prices.N4];&quot;,&quot;;[Prices.O4];&quot;,&quot;;[Prices.P4];&quot;,&quot;;[Prices.Q4];&quot;,&quot;;[Prices.R4];&quot;,&quot;;[Prices.S4];&quot;,&quot;;[Prices.T4];&quot;,&quot;;[Prices.U4];&quot;,&quot;;[Prices.V4];&quot;,&quot;;[Prices.W4];&quot;,&quot;;[Prices.X4];&quot;,&quot;;[Prices.Y4];&quot;,&quot;;[Prices.Z4];&quot;,&quot;;[Prices.AA4];&quot;,&quot;)" office:value-type="string" office:string-value="26,0,12,0,8,4,0,0,7,5,0,6,0,0,29,18,0,0,0,0,8,4,0,24," calcext:value-type="string">
            <text:p>26,0,12,0,8,4,0,0,7,5,0,6,0,0,29,18,0,0,0,0,8,4,0,24,</text:p>
          </table:table-cell>
        </table:table-row>
        <table:table-row table:style-name="ro1">
          <table:table-cell table:formula="of:=COM.MICROSOFT.CONCAT([Prices.D5];&quot;,&quot;;[Prices.E5];&quot;,&quot;;[Prices.F5];&quot;,&quot;;[Prices.G5];&quot;,&quot;;[Prices.H5];&quot;,&quot;;[Prices.I5];&quot;,&quot;;[Prices.J5];&quot;,&quot;;[Prices.K5];&quot;,&quot;;[Prices.L5];&quot;,&quot;;[Prices.M5];&quot;,&quot;;[Prices.N5];&quot;,&quot;;[Prices.O5];&quot;,&quot;;[Prices.P5];&quot;,&quot;;[Prices.Q5];&quot;,&quot;;[Prices.R5];&quot;,&quot;;[Prices.S5];&quot;,&quot;;[Prices.T5];&quot;,&quot;;[Prices.U5];&quot;,&quot;;[Prices.V5];&quot;,&quot;;[Prices.W5];&quot;,&quot;;[Prices.X5];&quot;,&quot;;[Prices.Y5];&quot;,&quot;;[Prices.Z5];&quot;,&quot;;[Prices.AA5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6];&quot;,&quot;;[Prices.E6];&quot;,&quot;;[Prices.F6];&quot;,&quot;;[Prices.G6];&quot;,&quot;;[Prices.H6];&quot;,&quot;;[Prices.I6];&quot;,&quot;;[Prices.J6];&quot;,&quot;;[Prices.K6];&quot;,&quot;;[Prices.L6];&quot;,&quot;;[Prices.M6];&quot;,&quot;;[Prices.N6];&quot;,&quot;;[Prices.O6];&quot;,&quot;;[Prices.P6];&quot;,&quot;;[Prices.Q6];&quot;,&quot;;[Prices.R6];&quot;,&quot;;[Prices.S6];&quot;,&quot;;[Prices.T6];&quot;,&quot;;[Prices.U6];&quot;,&quot;;[Prices.V6];&quot;,&quot;;[Prices.W6];&quot;,&quot;;[Prices.X6];&quot;,&quot;;[Prices.Y6];&quot;,&quot;;[Prices.Z6];&quot;,&quot;;[Prices.AA6];&quot;,&quot;)" office:value-type="string" office:string-value="0,1,10,0,0,0,2,0,0,5,0,0,1,0,0,18,1,0,0,3,0,0,0,15," calcext:value-type="string">
            <text:p>0,1,10,0,0,0,2,0,0,5,0,0,1,0,0,18,1,0,0,3,0,0,0,15,</text:p>
          </table:table-cell>
        </table:table-row>
        <table:table-row table:style-name="ro1">
          <table:table-cell table:formula="of:=COM.MICROSOFT.CONCAT([Prices.D7];&quot;,&quot;;[Prices.E7];&quot;,&quot;;[Prices.F7];&quot;,&quot;;[Prices.G7];&quot;,&quot;;[Prices.H7];&quot;,&quot;;[Prices.I7];&quot;,&quot;;[Prices.J7];&quot;,&quot;;[Prices.K7];&quot;,&quot;;[Prices.L7];&quot;,&quot;;[Prices.M7];&quot;,&quot;;[Prices.N7];&quot;,&quot;;[Prices.O7];&quot;,&quot;;[Prices.P7];&quot;,&quot;;[Prices.Q7];&quot;,&quot;;[Prices.R7];&quot;,&quot;;[Prices.S7];&quot;,&quot;;[Prices.T7];&quot;,&quot;;[Prices.U7];&quot;,&quot;;[Prices.V7];&quot;,&quot;;[Prices.W7];&quot;,&quot;;[Prices.X7];&quot;,&quot;;[Prices.Y7];&quot;,&quot;;[Prices.Z7];&quot;,&quot;;[Prices.AA7];&quot;,&quot;)" office:value-type="string" office:string-value="24,0,12,0,0,4,0,0,0,5,0,6,0,0,0,18,1,1,0,3,0,4,1,24," calcext:value-type="string">
            <text:p>24,0,12,0,0,4,0,0,0,5,0,6,0,0,0,18,1,1,0,3,0,4,1,24,</text:p>
          </table:table-cell>
        </table:table-row>
        <table:table-row table:style-name="ro1">
          <table:table-cell table:formula="of:=COM.MICROSOFT.CONCAT([Prices.D8];&quot;,&quot;;[Prices.E8];&quot;,&quot;;[Prices.F8];&quot;,&quot;;[Prices.G8];&quot;,&quot;;[Prices.H8];&quot;,&quot;;[Prices.I8];&quot;,&quot;;[Prices.J8];&quot;,&quot;;[Prices.K8];&quot;,&quot;;[Prices.L8];&quot;,&quot;;[Prices.M8];&quot;,&quot;;[Prices.N8];&quot;,&quot;;[Prices.O8];&quot;,&quot;;[Prices.P8];&quot;,&quot;;[Prices.Q8];&quot;,&quot;;[Prices.R8];&quot;,&quot;;[Prices.S8];&quot;,&quot;;[Prices.T8];&quot;,&quot;;[Prices.U8];&quot;,&quot;;[Prices.V8];&quot;,&quot;;[Prices.W8];&quot;,&quot;;[Prices.X8];&quot;,&quot;;[Prices.Y8];&quot;,&quot;;[Prices.Z8];&quot;,&quot;;[Prices.AA8];&quot;,&quot;)" office:value-type="string" office:string-value="0,0,12,0,0,0,0,0,0,5,0,0,0,0,0,18,1,0,0,3,0,0,0,24," calcext:value-type="string">
            <text:p>0,0,12,0,0,0,0,0,0,5,0,0,0,0,0,18,1,0,0,3,0,0,0,24,</text:p>
          </table:table-cell>
        </table:table-row>
        <table:table-row table:style-name="ro1">
          <table:table-cell table:formula="of:=COM.MICROSOFT.CONCAT([Prices.D9];&quot;,&quot;;[Prices.E9];&quot;,&quot;;[Prices.F9];&quot;,&quot;;[Prices.G9];&quot;,&quot;;[Prices.H9];&quot;,&quot;;[Prices.I9];&quot;,&quot;;[Prices.J9];&quot;,&quot;;[Prices.K9];&quot;,&quot;;[Prices.L9];&quot;,&quot;;[Prices.M9];&quot;,&quot;;[Prices.N9];&quot;,&quot;;[Prices.O9];&quot;,&quot;;[Prices.P9];&quot;,&quot;;[Prices.Q9];&quot;,&quot;;[Prices.R9];&quot;,&quot;;[Prices.S9];&quot;,&quot;;[Prices.T9];&quot;,&quot;;[Prices.U9];&quot;,&quot;;[Prices.V9];&quot;,&quot;;[Prices.W9];&quot;,&quot;;[Prices.X9];&quot;,&quot;;[Prices.Y9];&quot;,&quot;;[Prices.Z9];&quot;,&quot;;[Prices.AA9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0];&quot;,&quot;;[Prices.E10];&quot;,&quot;;[Prices.F10];&quot;,&quot;;[Prices.G10];&quot;,&quot;;[Prices.H10];&quot;,&quot;;[Prices.I10];&quot;,&quot;;[Prices.J10];&quot;,&quot;;[Prices.K10];&quot;,&quot;;[Prices.L10];&quot;,&quot;;[Prices.M10];&quot;,&quot;;[Prices.N10];&quot;,&quot;;[Prices.O10];&quot;,&quot;;[Prices.P10];&quot;,&quot;;[Prices.Q10];&quot;,&quot;;[Prices.R10];&quot;,&quot;;[Prices.S10];&quot;,&quot;;[Prices.T10];&quot;,&quot;;[Prices.U10];&quot;,&quot;;[Prices.V10];&quot;,&quot;;[Prices.W10];&quot;,&quot;;[Prices.X10];&quot;,&quot;;[Prices.Y10];&quot;,&quot;;[Prices.Z10];&quot;,&quot;;[Prices.AA10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1];&quot;,&quot;;[Prices.E11];&quot;,&quot;;[Prices.F11];&quot;,&quot;;[Prices.G11];&quot;,&quot;;[Prices.H11];&quot;,&quot;;[Prices.I11];&quot;,&quot;;[Prices.J11];&quot;,&quot;;[Prices.K11];&quot;,&quot;;[Prices.L11];&quot;,&quot;;[Prices.M11];&quot;,&quot;;[Prices.N11];&quot;,&quot;;[Prices.O11];&quot;,&quot;;[Prices.P11];&quot;,&quot;;[Prices.Q11];&quot;,&quot;;[Prices.R11];&quot;,&quot;;[Prices.S11];&quot;,&quot;;[Prices.T11];&quot;,&quot;;[Prices.U11];&quot;,&quot;;[Prices.V11];&quot;,&quot;;[Prices.W11];&quot;,&quot;;[Prices.X11];&quot;,&quot;;[Prices.Y11];&quot;,&quot;;[Prices.Z11];&quot;,&quot;;[Prices.AA11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2];&quot;,&quot;;[Prices.E12];&quot;,&quot;;[Prices.F12];&quot;,&quot;;[Prices.G12];&quot;,&quot;;[Prices.H12];&quot;,&quot;;[Prices.I12];&quot;,&quot;;[Prices.J12];&quot;,&quot;;[Prices.K12];&quot;,&quot;;[Prices.L12];&quot;,&quot;;[Prices.M12];&quot;,&quot;;[Prices.N12];&quot;,&quot;;[Prices.O12];&quot;,&quot;;[Prices.P12];&quot;,&quot;;[Prices.Q12];&quot;,&quot;;[Prices.R12];&quot;,&quot;;[Prices.S12];&quot;,&quot;;[Prices.T12];&quot;,&quot;;[Prices.U12];&quot;,&quot;;[Prices.V12];&quot;,&quot;;[Prices.W12];&quot;,&quot;;[Prices.X12];&quot;,&quot;;[Prices.Y12];&quot;,&quot;;[Prices.Z12];&quot;,&quot;;[Prices.AA12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3];&quot;,&quot;;[Prices.E13];&quot;,&quot;;[Prices.F13];&quot;,&quot;;[Prices.G13];&quot;,&quot;;[Prices.H13];&quot;,&quot;;[Prices.I13];&quot;,&quot;;[Prices.J13];&quot;,&quot;;[Prices.K13];&quot;,&quot;;[Prices.L13];&quot;,&quot;;[Prices.M13];&quot;,&quot;;[Prices.N13];&quot;,&quot;;[Prices.O13];&quot;,&quot;;[Prices.P13];&quot;,&quot;;[Prices.Q13];&quot;,&quot;;[Prices.R13];&quot;,&quot;;[Prices.S13];&quot;,&quot;;[Prices.T13];&quot;,&quot;;[Prices.U13];&quot;,&quot;;[Prices.V13];&quot;,&quot;;[Prices.W13];&quot;,&quot;;[Prices.X13];&quot;,&quot;;[Prices.Y13];&quot;,&quot;;[Prices.Z13];&quot;,&quot;;[Prices.AA13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4];&quot;,&quot;;[Prices.E14];&quot;,&quot;;[Prices.F14];&quot;,&quot;;[Prices.G14];&quot;,&quot;;[Prices.H14];&quot;,&quot;;[Prices.I14];&quot;,&quot;;[Prices.J14];&quot;,&quot;;[Prices.K14];&quot;,&quot;;[Prices.L14];&quot;,&quot;;[Prices.M14];&quot;,&quot;;[Prices.N14];&quot;,&quot;;[Prices.O14];&quot;,&quot;;[Prices.P14];&quot;,&quot;;[Prices.Q14];&quot;,&quot;;[Prices.R14];&quot;,&quot;;[Prices.S14];&quot;,&quot;;[Prices.T14];&quot;,&quot;;[Prices.U14];&quot;,&quot;;[Prices.V14];&quot;,&quot;;[Prices.W14];&quot;,&quot;;[Prices.X14];&quot;,&quot;;[Prices.Y14];&quot;,&quot;;[Prices.Z14];&quot;,&quot;;[Prices.AA14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5];&quot;,&quot;;[Prices.E15];&quot;,&quot;;[Prices.F15];&quot;,&quot;;[Prices.G15];&quot;,&quot;;[Prices.H15];&quot;,&quot;;[Prices.I15];&quot;,&quot;;[Prices.J15];&quot;,&quot;;[Prices.K15];&quot;,&quot;;[Prices.L15];&quot;,&quot;;[Prices.M15];&quot;,&quot;;[Prices.N15];&quot;,&quot;;[Prices.O15];&quot;,&quot;;[Prices.P15];&quot;,&quot;;[Prices.Q15];&quot;,&quot;;[Prices.R15];&quot;,&quot;;[Prices.S15];&quot;,&quot;;[Prices.T15];&quot;,&quot;;[Prices.U15];&quot;,&quot;;[Prices.V15];&quot;,&quot;;[Prices.W15];&quot;,&quot;;[Prices.X15];&quot;,&quot;;[Prices.Y15];&quot;,&quot;;[Prices.Z15];&quot;,&quot;;[Prices.AA15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6];&quot;,&quot;;[Prices.E16];&quot;,&quot;;[Prices.F16];&quot;,&quot;;[Prices.G16];&quot;,&quot;;[Prices.H16];&quot;,&quot;;[Prices.I16];&quot;,&quot;;[Prices.J16];&quot;,&quot;;[Prices.K16];&quot;,&quot;;[Prices.L16];&quot;,&quot;;[Prices.M16];&quot;,&quot;;[Prices.N16];&quot;,&quot;;[Prices.O16];&quot;,&quot;;[Prices.P16];&quot;,&quot;;[Prices.Q16];&quot;,&quot;;[Prices.R16];&quot;,&quot;;[Prices.S16];&quot;,&quot;;[Prices.T16];&quot;,&quot;;[Prices.U16];&quot;,&quot;;[Prices.V16];&quot;,&quot;;[Prices.W16];&quot;,&quot;;[Prices.X16];&quot;,&quot;;[Prices.Y16];&quot;,&quot;;[Prices.Z16];&quot;,&quot;;[Prices.AA16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7];&quot;,&quot;;[Prices.E17];&quot;,&quot;;[Prices.F17];&quot;,&quot;;[Prices.G17];&quot;,&quot;;[Prices.H17];&quot;,&quot;;[Prices.I17];&quot;,&quot;;[Prices.J17];&quot;,&quot;;[Prices.K17];&quot;,&quot;;[Prices.L17];&quot;,&quot;;[Prices.M17];&quot;,&quot;;[Prices.N17];&quot;,&quot;;[Prices.O17];&quot;,&quot;;[Prices.P17];&quot;,&quot;;[Prices.Q17];&quot;,&quot;;[Prices.R17];&quot;,&quot;;[Prices.S17];&quot;,&quot;;[Prices.T17];&quot;,&quot;;[Prices.U17];&quot;,&quot;;[Prices.V17];&quot;,&quot;;[Prices.W17];&quot;,&quot;;[Prices.X17];&quot;,&quot;;[Prices.Y17];&quot;,&quot;;[Prices.Z17];&quot;,&quot;;[Prices.AA17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8];&quot;,&quot;;[Prices.E18];&quot;,&quot;;[Prices.F18];&quot;,&quot;;[Prices.G18];&quot;,&quot;;[Prices.H18];&quot;,&quot;;[Prices.I18];&quot;,&quot;;[Prices.J18];&quot;,&quot;;[Prices.K18];&quot;,&quot;;[Prices.L18];&quot;,&quot;;[Prices.M18];&quot;,&quot;;[Prices.N18];&quot;,&quot;;[Prices.O18];&quot;,&quot;;[Prices.P18];&quot;,&quot;;[Prices.Q18];&quot;,&quot;;[Prices.R18];&quot;,&quot;;[Prices.S18];&quot;,&quot;;[Prices.T18];&quot;,&quot;;[Prices.U18];&quot;,&quot;;[Prices.V18];&quot;,&quot;;[Prices.W18];&quot;,&quot;;[Prices.X18];&quot;,&quot;;[Prices.Y18];&quot;,&quot;;[Prices.Z18];&quot;,&quot;;[Prices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Prices.D19];&quot;,&quot;;[Prices.E19];&quot;,&quot;;[Prices.F19];&quot;,&quot;;[Prices.G19];&quot;,&quot;;[Prices.H19];&quot;,&quot;;[Prices.I19];&quot;,&quot;;[Prices.J19];&quot;,&quot;;[Prices.K19];&quot;,&quot;;[Prices.L19];&quot;,&quot;;[Prices.M19];&quot;,&quot;;[Prices.N19];&quot;,&quot;;[Prices.O19];&quot;,&quot;;[Prices.P19];&quot;,&quot;;[Prices.Q19];&quot;,&quot;;[Prices.R19];&quot;,&quot;;[Prices.S19];&quot;,&quot;;[Prices.T19];&quot;,&quot;;[Prices.U19];&quot;,&quot;;[Prices.V19];&quot;,&quot;;[Prices.W19];&quot;,&quot;;[Prices.X19];&quot;,&quot;;[Prices.Y19];&quot;,&quot;;[Prices.Z19];&quot;,&quot;;[Prices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Quantity" table:style-name="ta1">
        <office:forms form:automatic-focus="false" form:apply-design-mode="false"/>
        <table:table-column table:style-name="co7" table:default-cell-style-name="Default"/>
        <table:table-row table:style-name="ro1">
          <table:table-cell table:formula="of:=COM.MICROSOFT.CONCAT([Quantity.D3];&quot;,&quot;;[Quantity.E3];&quot;,&quot;;[Quantity.F3];&quot;,&quot;;[Quantity.G3];&quot;,&quot;;[Quantity.H3];&quot;,&quot;;[Quantity.I3];&quot;,&quot;;[Quantity.J3];&quot;,&quot;;[Quantity.K3];&quot;,&quot;;[Quantity.L3];&quot;,&quot;;[Quantity.M3];&quot;,&quot;;[Quantity.N3];&quot;,&quot;;[Quantity.O3];&quot;,&quot;;[Quantity.P3];&quot;,&quot;;[Quantity.Q3];&quot;,&quot;;[Quantity.R3];&quot;,&quot;;[Quantity.S3];&quot;,&quot;;[Quantity.T3];&quot;,&quot;;[Quantity.U3];&quot;,&quot;;[Quantity.V3];&quot;,&quot;;[Quantity.W3];&quot;,&quot;;[Quantity.X3];&quot;,&quot;;[Quantity.Y3];&quot;,&quot;;[Quantity.Z3];&quot;,&quot;;[Quantity.AA3];&quot;,&quot;)" office:value-type="string" office:string-value="0,0,0,0,10000,10000,0,10000,0,1000,0,0,0,0,0,60000,0,0,0,10000,2000,0,60000,0," calcext:value-type="string">
            <text:p>0,0,0,0,10000,10000,0,10000,0,1000,0,0,0,0,0,60000,0,0,0,10000,2000,0,60000,0,</text:p>
          </table:table-cell>
        </table:table-row>
        <table:table-row table:style-name="ro1">
          <table:table-cell table:formula="of:=COM.MICROSOFT.CONCAT([Quantity.D4];&quot;,&quot;;[Quantity.E4];&quot;,&quot;;[Quantity.F4];&quot;,&quot;;[Quantity.G4];&quot;,&quot;;[Quantity.H4];&quot;,&quot;;[Quantity.I4];&quot;,&quot;;[Quantity.J4];&quot;,&quot;;[Quantity.K4];&quot;,&quot;;[Quantity.L4];&quot;,&quot;;[Quantity.M4];&quot;,&quot;;[Quantity.N4];&quot;,&quot;;[Quantity.O4];&quot;,&quot;;[Quantity.P4];&quot;,&quot;;[Quantity.Q4];&quot;,&quot;;[Quantity.R4];&quot;,&quot;;[Quantity.S4];&quot;,&quot;;[Quantity.T4];&quot;,&quot;;[Quantity.U4];&quot;,&quot;;[Quantity.V4];&quot;,&quot;;[Quantity.W4];&quot;,&quot;;[Quantity.X4];&quot;,&quot;;[Quantity.Y4];&quot;,&quot;;[Quantity.Z4];&quot;,&quot;;[Quantity.AA4];&quot;,&quot;)" office:value-type="string" office:string-value="0,0,0,0,0,0,0,0,0,0,0,0,0,0,0,0,0,0,0,0,0,0,60000,0," calcext:value-type="string">
            <text:p>0,0,0,0,0,0,0,0,0,0,0,0,0,0,0,0,0,0,0,0,0,0,60000,0,</text:p>
          </table:table-cell>
        </table:table-row>
        <table:table-row table:style-name="ro1">
          <table:table-cell table:formula="of:=COM.MICROSOFT.CONCAT([Quantity.D5];&quot;,&quot;;[Quantity.E5];&quot;,&quot;;[Quantity.F5];&quot;,&quot;;[Quantity.G5];&quot;,&quot;;[Quantity.H5];&quot;,&quot;;[Quantity.I5];&quot;,&quot;;[Quantity.J5];&quot;,&quot;;[Quantity.K5];&quot;,&quot;;[Quantity.L5];&quot;,&quot;;[Quantity.M5];&quot;,&quot;;[Quantity.N5];&quot;,&quot;;[Quantity.O5];&quot;,&quot;;[Quantity.P5];&quot;,&quot;;[Quantity.Q5];&quot;,&quot;;[Quantity.R5];&quot;,&quot;;[Quantity.S5];&quot;,&quot;;[Quantity.T5];&quot;,&quot;;[Quantity.U5];&quot;,&quot;;[Quantity.V5];&quot;,&quot;;[Quantity.W5];&quot;,&quot;;[Quantity.X5];&quot;,&quot;;[Quantity.Y5];&quot;,&quot;;[Quantity.Z5];&quot;,&quot;;[Quantity.AA5];&quot;,&quot;)" office:value-type="string" office:string-value="0,0,0,0,0,0,10000,0,0,0,10000,0,5000,5000,0,0,0,0,0,0,0,0,60000,0," calcext:value-type="string">
            <text:p>0,0,0,0,0,0,10000,0,0,0,10000,0,5000,5000,0,0,0,0,0,0,0,0,60000,0,</text:p>
          </table:table-cell>
        </table:table-row>
        <table:table-row table:style-name="ro1">
          <table:table-cell table:formula="of:=COM.MICROSOFT.CONCAT([Quantity.D6];&quot;,&quot;;[Quantity.E6];&quot;,&quot;;[Quantity.F6];&quot;,&quot;;[Quantity.G6];&quot;,&quot;;[Quantity.H6];&quot;,&quot;;[Quantity.I6];&quot;,&quot;;[Quantity.J6];&quot;,&quot;;[Quantity.K6];&quot;,&quot;;[Quantity.L6];&quot;,&quot;;[Quantity.M6];&quot;,&quot;;[Quantity.N6];&quot;,&quot;;[Quantity.O6];&quot;,&quot;;[Quantity.P6];&quot;,&quot;;[Quantity.Q6];&quot;,&quot;;[Quantity.R6];&quot;,&quot;;[Quantity.S6];&quot;,&quot;;[Quantity.T6];&quot;,&quot;;[Quantity.U6];&quot;,&quot;;[Quantity.V6];&quot;,&quot;;[Quantity.W6];&quot;,&quot;;[Quantity.X6];&quot;,&quot;;[Quantity.Y6];&quot;,&quot;;[Quantity.Z6];&quot;,&quot;;[Quantity.AA6];&quot;,&quot;)" office:value-type="string" office:string-value="0,0,5000,0,0,0,0,0,0,0,0,0,0,0,0,0,0,0,0,0,0,0,60000,10000," calcext:value-type="string">
            <text:p>0,0,5000,0,0,0,0,0,0,0,0,0,0,0,0,0,0,0,0,0,0,0,60000,10000,</text:p>
          </table:table-cell>
        </table:table-row>
        <table:table-row table:style-name="ro1">
          <table:table-cell table:formula="of:=COM.MICROSOFT.CONCAT([Quantity.D7];&quot;,&quot;;[Quantity.E7];&quot;,&quot;;[Quantity.F7];&quot;,&quot;;[Quantity.G7];&quot;,&quot;;[Quantity.H7];&quot;,&quot;;[Quantity.I7];&quot;,&quot;;[Quantity.J7];&quot;,&quot;;[Quantity.K7];&quot;,&quot;;[Quantity.L7];&quot;,&quot;;[Quantity.M7];&quot;,&quot;;[Quantity.N7];&quot;,&quot;;[Quantity.O7];&quot;,&quot;;[Quantity.P7];&quot;,&quot;;[Quantity.Q7];&quot;,&quot;;[Quantity.R7];&quot;,&quot;;[Quantity.S7];&quot;,&quot;;[Quantity.T7];&quot;,&quot;;[Quantity.U7];&quot;,&quot;;[Quantity.V7];&quot;,&quot;;[Quantity.W7];&quot;,&quot;;[Quantity.X7];&quot;,&quot;;[Quantity.Y7];&quot;,&quot;;[Quantity.Z7];&quot;,&quot;;[Quantity.AA7];&quot;,&quot;)" office:value-type="string" office:string-value="10000,0,0,0,0,5000,0,0,0,0,0,10000,0,0,0,0,0,5000,0,0,0,10000,60000,0," calcext:value-type="string">
            <text:p>10000,0,0,0,0,5000,0,0,0,0,0,10000,0,0,0,0,0,5000,0,0,0,10000,60000,0,</text:p>
          </table:table-cell>
        </table:table-row>
        <table:table-row table:style-name="ro1">
          <table:table-cell table:formula="of:=COM.MICROSOFT.CONCAT([Quantity.D8];&quot;,&quot;;[Quantity.E8];&quot;,&quot;;[Quantity.F8];&quot;,&quot;;[Quantity.G8];&quot;,&quot;;[Quantity.H8];&quot;,&quot;;[Quantity.I8];&quot;,&quot;;[Quantity.J8];&quot;,&quot;;[Quantity.K8];&quot;,&quot;;[Quantity.L8];&quot;,&quot;;[Quantity.M8];&quot;,&quot;;[Quantity.N8];&quot;,&quot;;[Quantity.O8];&quot;,&quot;;[Quantity.P8];&quot;,&quot;;[Quantity.Q8];&quot;,&quot;;[Quantity.R8];&quot;,&quot;;[Quantity.S8];&quot;,&quot;;[Quantity.T8];&quot;,&quot;;[Quantity.U8];&quot;,&quot;;[Quantity.V8];&quot;,&quot;;[Quantity.W8];&quot;,&quot;;[Quantity.X8];&quot;,&quot;;[Quantity.Y8];&quot;,&quot;;[Quantity.Z8];&quot;,&quot;;[Quantity.AA8];&quot;,&quot;)" office:value-type="string" office:string-value="5000,0,0,0,0,5000,0,5000,0,0,0,0,0,0,0,0,0,10000,0,0,0,5000,60000,0," calcext:value-type="string">
            <text:p>5000,0,0,0,0,5000,0,5000,0,0,0,0,0,0,0,0,0,10000,0,0,0,5000,60000,0,</text:p>
          </table:table-cell>
        </table:table-row>
        <table:table-row table:style-name="ro1">
          <table:table-cell table:formula="of:=COM.MICROSOFT.CONCAT([Quantity.D9];&quot;,&quot;;[Quantity.E9];&quot;,&quot;;[Quantity.F9];&quot;,&quot;;[Quantity.G9];&quot;,&quot;;[Quantity.H9];&quot;,&quot;;[Quantity.I9];&quot;,&quot;;[Quantity.J9];&quot;,&quot;;[Quantity.K9];&quot;,&quot;;[Quantity.L9];&quot;,&quot;;[Quantity.M9];&quot;,&quot;;[Quantity.N9];&quot;,&quot;;[Quantity.O9];&quot;,&quot;;[Quantity.P9];&quot;,&quot;;[Quantity.Q9];&quot;,&quot;;[Quantity.R9];&quot;,&quot;;[Quantity.S9];&quot;,&quot;;[Quantity.T9];&quot;,&quot;;[Quantity.U9];&quot;,&quot;;[Quantity.V9];&quot;,&quot;;[Quantity.W9];&quot;,&quot;;[Quantity.X9];&quot;,&quot;;[Quantity.Y9];&quot;,&quot;;[Quantity.Z9];&quot;,&quot;;[Quantity.AA9];&quot;,&quot;)" office:value-type="string" office:string-value="0,0,0,0,0,0,0,0,0,10000,0,0,0,0,0,0,10000,0,0,5000,0,0,0,0," calcext:value-type="string">
            <text:p>0,0,0,0,0,0,0,0,0,10000,0,0,0,0,0,0,10000,0,0,5000,0,0,0,0,</text:p>
          </table:table-cell>
        </table:table-row>
        <table:table-row table:style-name="ro1">
          <table:table-cell table:formula="of:=COM.MICROSOFT.CONCAT([Quantity.D10];&quot;,&quot;;[Quantity.E10];&quot;,&quot;;[Quantity.F10];&quot;,&quot;;[Quantity.G10];&quot;,&quot;;[Quantity.H10];&quot;,&quot;;[Quantity.I10];&quot;,&quot;;[Quantity.J10];&quot;,&quot;;[Quantity.K10];&quot;,&quot;;[Quantity.L10];&quot;,&quot;;[Quantity.M10];&quot;,&quot;;[Quantity.N10];&quot;,&quot;;[Quantity.O10];&quot;,&quot;;[Quantity.P10];&quot;,&quot;;[Quantity.Q10];&quot;,&quot;;[Quantity.R10];&quot;,&quot;;[Quantity.S10];&quot;,&quot;;[Quantity.T10];&quot;,&quot;;[Quantity.U10];&quot;,&quot;;[Quantity.V10];&quot;,&quot;;[Quantity.W10];&quot;,&quot;;[Quantity.X10];&quot;,&quot;;[Quantity.Y10];&quot;,&quot;;[Quantity.Z10];&quot;,&quot;;[Quantity.AA10];&quot;,&quot;)" office:value-type="string" office:string-value="0,1,0,0,0,0,0,0,0,0,0,0,0,0,0,1,0,0,0,0,0,0,1,0," calcext:value-type="string">
            <text:p>0,1,0,0,0,0,0,0,0,0,0,0,0,0,0,1,0,0,0,0,0,0,1,0,</text:p>
          </table:table-cell>
        </table:table-row>
        <table:table-row table:style-name="ro1">
          <table:table-cell table:formula="of:=COM.MICROSOFT.CONCAT([Quantity.D11];&quot;,&quot;;[Quantity.E11];&quot;,&quot;;[Quantity.F11];&quot;,&quot;;[Quantity.G11];&quot;,&quot;;[Quantity.H11];&quot;,&quot;;[Quantity.I11];&quot;,&quot;;[Quantity.J11];&quot;,&quot;;[Quantity.K11];&quot;,&quot;;[Quantity.L11];&quot;,&quot;;[Quantity.M11];&quot;,&quot;;[Quantity.N11];&quot;,&quot;;[Quantity.O11];&quot;,&quot;;[Quantity.P11];&quot;,&quot;;[Quantity.Q11];&quot;,&quot;;[Quantity.R11];&quot;,&quot;;[Quantity.S11];&quot;,&quot;;[Quantity.T11];&quot;,&quot;;[Quantity.U11];&quot;,&quot;;[Quantity.V11];&quot;,&quot;;[Quantity.W11];&quot;,&quot;;[Quantity.X11];&quot;,&quot;;[Quantity.Y11];&quot;,&quot;;[Quantity.Z11];&quot;,&quot;;[Quantity.AA11];&quot;,&quot;)" office:value-type="string" office:string-value="0,0,0,0,0,0,0,0,0,1,0,0,0,0,0,0,1,0,0,1,0,0,1,0," calcext:value-type="string">
            <text:p>0,0,0,0,0,0,0,0,0,1,0,0,0,0,0,0,1,0,0,1,0,0,1,0,</text:p>
          </table:table-cell>
        </table:table-row>
        <table:table-row table:style-name="ro1">
          <table:table-cell table:formula="of:=COM.MICROSOFT.CONCAT([Quantity.D12];&quot;,&quot;;[Quantity.E12];&quot;,&quot;;[Quantity.F12];&quot;,&quot;;[Quantity.G12];&quot;,&quot;;[Quantity.H12];&quot;,&quot;;[Quantity.I12];&quot;,&quot;;[Quantity.J12];&quot;,&quot;;[Quantity.K12];&quot;,&quot;;[Quantity.L12];&quot;,&quot;;[Quantity.M12];&quot;,&quot;;[Quantity.N12];&quot;,&quot;;[Quantity.O12];&quot;,&quot;;[Quantity.P12];&quot;,&quot;;[Quantity.Q12];&quot;,&quot;;[Quantity.R12];&quot;,&quot;;[Quantity.S12];&quot;,&quot;;[Quantity.T12];&quot;,&quot;;[Quantity.U12];&quot;,&quot;;[Quantity.V12];&quot;,&quot;;[Quantity.W12];&quot;,&quot;;[Quantity.X12];&quot;,&quot;;[Quantity.Y12];&quot;,&quot;;[Quantity.Z12];&quot;,&quot;;[Quantity.AA12];&quot;,&quot;)" office:value-type="string" office:string-value="0,0,0,0,0,0,0,0,0,0,0,0,0,0,0,0,0,0,1,0,0,0,1,0," calcext:value-type="string">
            <text:p>0,0,0,0,0,0,0,0,0,0,0,0,0,0,0,0,0,0,1,0,0,0,1,0,</text:p>
          </table:table-cell>
        </table:table-row>
        <table:table-row table:style-name="ro1">
          <table:table-cell table:formula="of:=COM.MICROSOFT.CONCAT([Quantity.D13];&quot;,&quot;;[Quantity.E13];&quot;,&quot;;[Quantity.F13];&quot;,&quot;;[Quantity.G13];&quot;,&quot;;[Quantity.H13];&quot;,&quot;;[Quantity.I13];&quot;,&quot;;[Quantity.J13];&quot;,&quot;;[Quantity.K13];&quot;,&quot;;[Quantity.L13];&quot;,&quot;;[Quantity.M13];&quot;,&quot;;[Quantity.N13];&quot;,&quot;;[Quantity.O13];&quot;,&quot;;[Quantity.P13];&quot;,&quot;;[Quantity.Q13];&quot;,&quot;;[Quantity.R13];&quot;,&quot;;[Quantity.S13];&quot;,&quot;;[Quantity.T13];&quot;,&quot;;[Quantity.U13];&quot;,&quot;;[Quantity.V13];&quot;,&quot;;[Quantity.W13];&quot;,&quot;;[Quantity.X13];&quot;,&quot;;[Quantity.Y13];&quot;,&quot;;[Quantity.Z13];&quot;,&quot;;[Quantity.AA13];&quot;,&quot;)" office:value-type="string" office:string-value="0,0,1,1,0,1,0,0,0,1,0,0,1,0,0,1,1,0,0,1,0,0,0,1," calcext:value-type="string">
            <text:p>0,0,1,1,0,1,0,0,0,1,0,0,1,0,0,1,1,0,0,1,0,0,0,1,</text:p>
          </table:table-cell>
        </table:table-row>
        <table:table-row table:style-name="ro1">
          <table:table-cell table:formula="of:=COM.MICROSOFT.CONCAT([Quantity.D14];&quot;,&quot;;[Quantity.E14];&quot;,&quot;;[Quantity.F14];&quot;,&quot;;[Quantity.G14];&quot;,&quot;;[Quantity.H14];&quot;,&quot;;[Quantity.I14];&quot;,&quot;;[Quantity.J14];&quot;,&quot;;[Quantity.K14];&quot;,&quot;;[Quantity.L14];&quot;,&quot;;[Quantity.M14];&quot;,&quot;;[Quantity.N14];&quot;,&quot;;[Quantity.O14];&quot;,&quot;;[Quantity.P14];&quot;,&quot;;[Quantity.Q14];&quot;,&quot;;[Quantity.R14];&quot;,&quot;;[Quantity.S14];&quot;,&quot;;[Quantity.T14];&quot;,&quot;;[Quantity.U14];&quot;,&quot;;[Quantity.V14];&quot;,&quot;;[Quantity.W14];&quot;,&quot;;[Quantity.X14];&quot;,&quot;;[Quantity.Y14];&quot;,&quot;;[Quantity.Z14];&quot;,&quot;;[Quantity.AA14];&quot;,&quot;)" office:value-type="string" office:string-value="1,0,1,0,1,1,0,0,1,1,0,1,0,0,1,1,0,0,0,0,1,1,0,1," calcext:value-type="string">
            <text:p>1,0,1,0,1,1,0,0,1,1,0,1,0,0,1,1,0,0,0,0,1,1,0,1,</text:p>
          </table:table-cell>
        </table:table-row>
        <table:table-row table:style-name="ro1">
          <table:table-cell table:formula="of:=COM.MICROSOFT.CONCAT([Quantity.D15];&quot;,&quot;;[Quantity.E15];&quot;,&quot;;[Quantity.F15];&quot;,&quot;;[Quantity.G15];&quot;,&quot;;[Quantity.H15];&quot;,&quot;;[Quantity.I15];&quot;,&quot;;[Quantity.J15];&quot;,&quot;;[Quantity.K15];&quot;,&quot;;[Quantity.L15];&quot;,&quot;;[Quantity.M15];&quot;,&quot;;[Quantity.N15];&quot;,&quot;;[Quantity.O15];&quot;,&quot;;[Quantity.P15];&quot;,&quot;;[Quantity.Q15];&quot;,&quot;;[Quantity.R15];&quot;,&quot;;[Quantity.S15];&quot;,&quot;;[Quantity.T15];&quot;,&quot;;[Quantity.U15];&quot;,&quot;;[Quantity.V15];&quot;,&quot;;[Quantity.W15];&quot;,&quot;;[Quantity.X15];&quot;,&quot;;[Quantity.Y15];&quot;,&quot;;[Quantity.Z15];&quot;,&quot;;[Quantity.AA15];&quot;,&quot;)" office:value-type="string" office:string-value="1,0,0,0,1,1,0,0,1,1,0,1,0,0,1,1,0,0,0,1,1,1,0,1," calcext:value-type="string">
            <text:p>1,0,0,0,1,1,0,0,1,1,0,1,0,0,1,1,0,0,0,1,1,1,0,1,</text:p>
          </table:table-cell>
        </table:table-row>
        <table:table-row table:style-name="ro1">
          <table:table-cell table:formula="of:=COM.MICROSOFT.CONCAT([Quantity.D16];&quot;,&quot;;[Quantity.E16];&quot;,&quot;;[Quantity.F16];&quot;,&quot;;[Quantity.G16];&quot;,&quot;;[Quantity.H16];&quot;,&quot;;[Quantity.I16];&quot;,&quot;;[Quantity.J16];&quot;,&quot;;[Quantity.K16];&quot;,&quot;;[Quantity.L16];&quot;,&quot;;[Quantity.M16];&quot;,&quot;;[Quantity.N16];&quot;,&quot;;[Quantity.O16];&quot;,&quot;;[Quantity.P16];&quot;,&quot;;[Quantity.Q16];&quot;,&quot;;[Quantity.R16];&quot;,&quot;;[Quantity.S16];&quot;,&quot;;[Quantity.T16];&quot;,&quot;;[Quantity.U16];&quot;,&quot;;[Quantity.V16];&quot;,&quot;;[Quantity.W16];&quot;,&quot;;[Quantity.X16];&quot;,&quot;;[Quantity.Y16];&quot;,&quot;;[Quantity.Z16];&quot;,&quot;;[Quantity.AA16];&quot;,&quot;)" office:value-type="string" office:string-value="0,0,0,1,0,0,0,0,1,0,0,0,0,0,0,0,0,0,0,0,0,0,1,0," calcext:value-type="string">
            <text:p>0,0,0,1,0,0,0,0,1,0,0,0,0,0,0,0,0,0,0,0,0,0,1,0,</text:p>
          </table:table-cell>
        </table:table-row>
        <table:table-row table:style-name="ro1">
          <table:table-cell table:formula="of:=COM.MICROSOFT.CONCAT([Quantity.D17];&quot;,&quot;;[Quantity.E17];&quot;,&quot;;[Quantity.F17];&quot;,&quot;;[Quantity.G17];&quot;,&quot;;[Quantity.H17];&quot;,&quot;;[Quantity.I17];&quot;,&quot;;[Quantity.J17];&quot;,&quot;;[Quantity.K17];&quot;,&quot;;[Quantity.L17];&quot;,&quot;;[Quantity.M17];&quot;,&quot;;[Quantity.N17];&quot;,&quot;;[Quantity.O17];&quot;,&quot;;[Quantity.P17];&quot;,&quot;;[Quantity.Q17];&quot;,&quot;;[Quantity.R17];&quot;,&quot;;[Quantity.S17];&quot;,&quot;;[Quantity.T17];&quot;,&quot;;[Quantity.U17];&quot;,&quot;;[Quantity.V17];&quot;,&quot;;[Quantity.W17];&quot;,&quot;;[Quantity.X17];&quot;,&quot;;[Quantity.Y17];&quot;,&quot;;[Quantity.Z17];&quot;,&quot;;[Quantity.AA17];&quot;,&quot;)" office:value-type="string" office:string-value="0,0,0,1,0,0,0,0,0,0,0,1,0,0,0,0,0,0,0,0,0,0,1,0," calcext:value-type="string">
            <text:p>0,0,0,1,0,0,0,0,0,0,0,1,0,0,0,0,0,0,0,0,0,0,1,0,</text:p>
          </table:table-cell>
        </table:table-row>
        <table:table-row table:style-name="ro1">
          <table:table-cell table:formula="of:=COM.MICROSOFT.CONCAT([Quantity.D18];&quot;,&quot;;[Quantity.E18];&quot;,&quot;;[Quantity.F18];&quot;,&quot;;[Quantity.G18];&quot;,&quot;;[Quantity.H18];&quot;,&quot;;[Quantity.I18];&quot;,&quot;;[Quantity.J18];&quot;,&quot;;[Quantity.K18];&quot;,&quot;;[Quantity.L18];&quot;,&quot;;[Quantity.M18];&quot;,&quot;;[Quantity.N18];&quot;,&quot;;[Quantity.O18];&quot;,&quot;;[Quantity.P18];&quot;,&quot;;[Quantity.Q18];&quot;,&quot;;[Quantity.R18];&quot;,&quot;;[Quantity.S18];&quot;,&quot;;[Quantity.T18];&quot;,&quot;;[Quantity.U18];&quot;,&quot;;[Quantity.V18];&quot;,&quot;;[Quantity.W18];&quot;,&quot;;[Quantity.X18];&quot;,&quot;;[Quantity.Y18];&quot;,&quot;;[Quantity.Z18];&quot;,&quot;;[Quantity.AA18];&quot;,&quot;)" office:value-type="string" office:string-value="0,0,0,0,0,0,0,0,0,0,0,0,0,0,0,0,0,0,0,0,0,0,0,0," calcext:value-type="string">
            <text:p>0,0,0,0,0,0,0,0,0,0,0,0,0,0,0,0,0,0,0,0,0,0,0,0,</text:p>
          </table:table-cell>
        </table:table-row>
        <table:table-row table:style-name="ro1">
          <table:table-cell table:formula="of:=COM.MICROSOFT.CONCAT([Quantity.D19];&quot;,&quot;;[Quantity.E19];&quot;,&quot;;[Quantity.F19];&quot;,&quot;;[Quantity.G19];&quot;,&quot;;[Quantity.H19];&quot;,&quot;;[Quantity.I19];&quot;,&quot;;[Quantity.J19];&quot;,&quot;;[Quantity.K19];&quot;,&quot;;[Quantity.L19];&quot;,&quot;;[Quantity.M19];&quot;,&quot;;[Quantity.N19];&quot;,&quot;;[Quantity.O19];&quot;,&quot;;[Quantity.P19];&quot;,&quot;;[Quantity.Q19];&quot;,&quot;;[Quantity.R19];&quot;,&quot;;[Quantity.S19];&quot;,&quot;;[Quantity.T19];&quot;,&quot;;[Quantity.U19];&quot;,&quot;;[Quantity.V19];&quot;,&quot;;[Quantity.W19];&quot;,&quot;;[Quantity.X19];&quot;,&quot;;[Quantity.Y19];&quot;,&quot;;[Quantity.Z19];&quot;,&quot;;[Quantity.AA19])" office:value-type="string" office:string-value="0,0,0,0,0,0,0,0,0,0,0,0,0,0,0,0,0,0,0,0,0,0,0,0" calcext:value-type="string">
            <text:p>0,0,0,0,0,0,0,0,0,0,0,0,0,0,0,0,0,0,0,0,0,0,0,0</text:p>
          </table:table-cell>
        </table:table-row>
      </table:table>
      <table:table table:name="Array Locations" table:style-name="ta1">
        <table:table-column table:style-name="co7" table:default-cell-style-name="Default"/>
        <table:table-row table:style-name="ro1">
          <table:table-cell table:formula="of:=COM.MICROSOFT.CONCAT([Locations.D3];&quot;,&quot;;[Locations.E3];&quot;,&quot;;[Locations.F3];&quot;,&quot;;[Locations.G3];&quot;,&quot;;[Locations.H3];&quot;,&quot;;[Locations.I3];&quot;,&quot;;[Locations.J3];&quot;,&quot;;[Locations.K3];&quot;,&quot;;[Locations.L3];&quot;,&quot;;[Locations.M3];&quot;,&quot;;[Locations.N3];&quot;,&quot;;[Locations.O3];&quot;,&quot;;[Locations.P3];&quot;,&quot;;[Locations.Q3];&quot;,&quot;;[Locations.R3];&quot;,&quot;;[Locations.S3];&quot;,&quot;;[Locations.T3];&quot;,&quot;)" office:value-type="string" office:string-value="0,5,0,0,0,0,0,0,6,0,0,3655,86,0,0,5,5," calcext:value-type="string">
            <text:p>0,5,0,0,0,0,0,0,6,0,0,3655,86,0,0,5,5,</text:p>
          </table:table-cell>
        </table:table-row>
        <table:table-row table:style-name="ro1">
          <table:table-cell table:formula="of:=COM.MICROSOFT.CONCAT([Locations.D4];&quot;,&quot;;[Locations.E4];&quot;,&quot;;[Locations.F4];&quot;,&quot;;[Locations.G4];&quot;,&quot;;[Locations.H4];&quot;,&quot;;[Locations.I4];&quot;,&quot;;[Locations.J4];&quot;,&quot;;[Locations.K4];&quot;,&quot;;[Locations.L4];&quot;,&quot;;[Locations.M4];&quot;,&quot;;[Locations.N4];&quot;,&quot;;[Locations.O4];&quot;,&quot;;[Locations.P4];&quot;,&quot;;[Locations.Q4];&quot;,&quot;;[Locations.R4];&quot;,&quot;;[Locations.S4];&quot;,&quot;;[Locations.T4];&quot;,&quot;)" office:value-type="string" office:string-value="5,0,2,3,0,0,0,0,0,0,0,0,0,0,0,0,0," calcext:value-type="string">
            <text:p>5,0,2,3,0,0,0,0,0,0,0,0,0,0,0,0,0,</text:p>
          </table:table-cell>
        </table:table-row>
        <table:table-row table:style-name="ro1">
          <table:table-cell table:formula="of:=COM.MICROSOFT.CONCAT([Locations.D5];&quot;,&quot;;[Locations.E5];&quot;,&quot;;[Locations.F5];&quot;,&quot;;[Locations.G5];&quot;,&quot;;[Locations.H5];&quot;,&quot;;[Locations.I5];&quot;,&quot;;[Locations.J5];&quot;,&quot;;[Locations.K5];&quot;,&quot;;[Locations.L5];&quot;,&quot;;[Locations.M5];&quot;,&quot;;[Locations.N5];&quot;,&quot;;[Locations.O5];&quot;,&quot;;[Locations.P5];&quot;,&quot;;[Locations.Q5];&quot;,&quot;;[Locations.R5];&quot;,&quot;;[Locations.S5];&quot;,&quot;;[Locations.T5];&quot;,&quot;)" office:value-type="string" office:string-value="0,2,0,0,0,0,0,0,0,0,0,0,0,0,0,0,0," calcext:value-type="string">
            <text:p>0,2,0,0,0,0,0,0,0,0,0,0,0,0,0,0,0,</text:p>
          </table:table-cell>
        </table:table-row>
        <table:table-row table:style-name="ro1">
          <table:table-cell table:formula="of:=COM.MICROSOFT.CONCAT([Locations.D6];&quot;,&quot;;[Locations.E6];&quot;,&quot;;[Locations.F6];&quot;,&quot;;[Locations.G6];&quot;,&quot;;[Locations.H6];&quot;,&quot;;[Locations.I6];&quot;,&quot;;[Locations.J6];&quot;,&quot;;[Locations.K6];&quot;,&quot;;[Locations.L6];&quot;,&quot;;[Locations.M6];&quot;,&quot;;[Locations.N6];&quot;,&quot;;[Locations.O6];&quot;,&quot;;[Locations.P6];&quot;,&quot;;[Locations.Q6];&quot;,&quot;;[Locations.R6];&quot;,&quot;;[Locations.S6];&quot;,&quot;;[Locations.T6];&quot;,&quot;)" office:value-type="string" office:string-value="0,3,0,0,0,0,0,0,0,0,0,0,0,0,0,0,0," calcext:value-type="string">
            <text:p>0,3,0,0,0,0,0,0,0,0,0,0,0,0,0,0,0,</text:p>
          </table:table-cell>
        </table:table-row>
        <table:table-row table:style-name="ro1">
          <table:table-cell table:formula="of:=COM.MICROSOFT.CONCAT([Locations.D7];&quot;,&quot;;[Locations.E7];&quot;,&quot;;[Locations.F7];&quot;,&quot;;[Locations.G7];&quot;,&quot;;[Locations.H7];&quot;,&quot;;[Locations.I7];&quot;,&quot;;[Locations.J7];&quot;,&quot;;[Locations.K7];&quot;,&quot;;[Locations.L7];&quot;,&quot;;[Locations.M7];&quot;,&quot;;[Locations.N7];&quot;,&quot;;[Locations.O7];&quot;,&quot;;[Locations.P7];&quot;,&quot;;[Locations.Q7];&quot;,&quot;;[Locations.R7];&quot;,&quot;;[Locations.S7];&quot;,&quot;;[Locations.T7];&quot;,&quot;)" office:value-type="string" office:string-value="0,0,0,0,0,0,2,0,0,0,0,0,0,0,0,0,2," calcext:value-type="string">
            <text:p>0,0,0,0,0,0,2,0,0,0,0,0,0,0,0,0,2,</text:p>
          </table:table-cell>
        </table:table-row>
        <table:table-row table:style-name="ro1">
          <table:table-cell table:formula="of:=COM.MICROSOFT.CONCAT([Locations.D8];&quot;,&quot;;[Locations.E8];&quot;,&quot;;[Locations.F8];&quot;,&quot;;[Locations.G8];&quot;,&quot;;[Locations.H8];&quot;,&quot;;[Locations.I8];&quot;,&quot;;[Locations.J8];&quot;,&quot;;[Locations.K8];&quot;,&quot;;[Locations.L8];&quot;,&quot;;[Locations.M8];&quot;,&quot;;[Locations.N8];&quot;,&quot;;[Locations.O8];&quot;,&quot;;[Locations.P8];&quot;,&quot;;[Locations.Q8];&quot;,&quot;;[Locations.R8];&quot;,&quot;;[Locations.S8];&quot;,&quot;;[Locations.T8];&quot;,&quot;)" office:value-type="string" office:string-value="0,0,0,0,0,0,0,0,0,0,0,0,0,0,0,0,3," calcext:value-type="string">
            <text:p>0,0,0,0,0,0,0,0,0,0,0,0,0,0,0,0,3,</text:p>
          </table:table-cell>
        </table:table-row>
        <table:table-row table:style-name="ro1">
          <table:table-cell table:formula="of:=COM.MICROSOFT.CONCAT([Locations.D9];&quot;,&quot;;[Locations.E9];&quot;,&quot;;[Locations.F9];&quot;,&quot;;[Locations.G9];&quot;,&quot;;[Locations.H9];&quot;,&quot;;[Locations.I9];&quot;,&quot;;[Locations.J9];&quot;,&quot;;[Locations.K9];&quot;,&quot;;[Locations.L9];&quot;,&quot;;[Locations.M9];&quot;,&quot;;[Locations.N9];&quot;,&quot;;[Locations.O9];&quot;,&quot;;[Locations.P9];&quot;,&quot;;[Locations.Q9];&quot;,&quot;;[Locations.R9];&quot;,&quot;;[Locations.S9];&quot;,&quot;;[Locations.T9];&quot;,&quot;)" office:value-type="string" office:string-value="0,0,0,0,2,0,0,0,0,0,0,0,0,0,0,0,0," calcext:value-type="string">
            <text:p>0,0,0,0,2,0,0,0,0,0,0,0,0,0,0,0,0,</text:p>
          </table:table-cell>
        </table:table-row>
        <table:table-row table:style-name="ro1">
          <table:table-cell table:formula="of:=COM.MICROSOFT.CONCAT([Locations.D10];&quot;,&quot;;[Locations.E10];&quot;,&quot;;[Locations.F10];&quot;,&quot;;[Locations.G10];&quot;,&quot;;[Locations.H10];&quot;,&quot;;[Locations.I10];&quot;,&quot;;[Locations.J10];&quot;,&quot;;[Locations.K10];&quot;,&quot;;[Locations.L10];&quot;,&quot;;[Locations.M10];&quot;,&quot;;[Locations.N10];&quot;,&quot;;[Locations.O10];&quot;,&quot;;[Locations.P10];&quot;,&quot;;[Locations.Q10];&quot;,&quot;;[Locations.R10];&quot;,&quot;;[Locations.S10];&quot;,&quot;;[Locations.T10];&quot;,&quot;)" office:value-type="string" office:string-value="0,0,0,0,0,0,0,0,3,0,0,0,0,0,0,0,0," calcext:value-type="string">
            <text:p>0,0,0,0,0,0,0,0,3,0,0,0,0,0,0,0,0,</text:p>
          </table:table-cell>
        </table:table-row>
        <table:table-row table:style-name="ro1">
          <table:table-cell table:formula="of:=COM.MICROSOFT.CONCAT([Locations.D11];&quot;,&quot;;[Locations.E11];&quot;,&quot;;[Locations.F11];&quot;,&quot;;[Locations.G11];&quot;,&quot;;[Locations.H11];&quot;,&quot;;[Locations.I11];&quot;,&quot;;[Locations.J11];&quot;,&quot;;[Locations.K11];&quot;,&quot;;[Locations.L11];&quot;,&quot;;[Locations.M11];&quot;,&quot;;[Locations.N11];&quot;,&quot;;[Locations.O11];&quot;,&quot;;[Locations.P11];&quot;,&quot;;[Locations.Q11];&quot;,&quot;;[Locations.R11];&quot;,&quot;;[Locations.S11];&quot;,&quot;;[Locations.T11];&quot;,&quot;)" office:value-type="string" office:string-value="6,0,0,0,0,0,0,3,0,0,0,0,0,0,0,0,0," calcext:value-type="string">
            <text:p>6,0,0,0,0,0,0,3,0,0,0,0,0,0,0,0,0,</text:p>
          </table:table-cell>
        </table:table-row>
        <table:table-row table:style-name="ro1">
          <table:table-cell table:formula="of:=COM.MICROSOFT.CONCAT([Locations.D12];&quot;,&quot;;[Locations.E12];&quot;,&quot;;[Locations.F12];&quot;,&quot;;[Locations.G12];&quot;,&quot;;[Locations.H12];&quot;,&quot;;[Locations.I12];&quot;,&quot;;[Locations.J12];&quot;,&quot;;[Locations.K12];&quot;,&quot;;[Locations.L12];&quot;,&quot;;[Locations.M12];&quot;,&quot;;[Locations.N12];&quot;,&quot;;[Locations.O12];&quot;,&quot;;[Locations.P12];&quot;,&quot;;[Locations.Q12];&quot;,&quot;;[Locations.R12];&quot;,&quot;;[Locations.S12];&quot;,&quot;;[Locations.T12];&quot;,&quot;)" office:value-type="string" office:string-value="0,0,0,0,0,0,0,0,0,0,5,0,6,0,0,0,0," calcext:value-type="string">
            <text:p>0,0,0,0,0,0,0,0,0,0,5,0,6,0,0,0,0,</text:p>
          </table:table-cell>
        </table:table-row>
        <table:table-row table:style-name="ro1">
          <table:table-cell table:formula="of:=COM.MICROSOFT.CONCAT([Locations.D13];&quot;,&quot;;[Locations.E13];&quot;,&quot;;[Locations.F13];&quot;,&quot;;[Locations.G13];&quot;,&quot;;[Locations.H13];&quot;,&quot;;[Locations.I13];&quot;,&quot;;[Locations.J13];&quot;,&quot;;[Locations.K13];&quot;,&quot;;[Locations.L13];&quot;,&quot;;[Locations.M13];&quot;,&quot;;[Locations.N13];&quot;,&quot;;[Locations.O13];&quot;,&quot;;[Locations.P13];&quot;,&quot;;[Locations.Q13];&quot;,&quot;;[Locations.R13];&quot;,&quot;;[Locations.S13];&quot;,&quot;;[Locations.T13];&quot;,&quot;)" office:value-type="string" office:string-value="0,0,0,0,0,0,0,0,0,5,0,0,0,0,0,0,0," calcext:value-type="string">
            <text:p>0,0,0,0,0,0,0,0,0,5,0,0,0,0,0,0,0,</text:p>
          </table:table-cell>
        </table:table-row>
        <table:table-row table:style-name="ro1">
          <table:table-cell table:formula="of:=COM.MICROSOFT.CONCAT([Locations.D14];&quot;,&quot;;[Locations.E14];&quot;,&quot;;[Locations.F14];&quot;,&quot;;[Locations.G14];&quot;,&quot;;[Locations.H14];&quot;,&quot;;[Locations.I14];&quot;,&quot;;[Locations.J14];&quot;,&quot;;[Locations.K14];&quot;,&quot;;[Locations.L14];&quot;,&quot;;[Locations.M14];&quot;,&quot;;[Locations.N14];&quot;,&quot;;[Locations.O14];&quot;,&quot;;[Locations.P14];&quot;,&quot;;[Locations.Q14];&quot;,&quot;;[Locations.R14];&quot;,&quot;;[Locations.S14];&quot;,&quot;;[Locations.T14];&quot;,&quot;)" office:value-type="string" office:string-value="3655,0,0,0,0,0,0,0,0,0,0,0,0,0,0,0,0," calcext:value-type="string">
            <text:p>3655,0,0,0,0,0,0,0,0,0,0,0,0,0,0,0,0,</text:p>
          </table:table-cell>
        </table:table-row>
        <table:table-row table:style-name="ro1">
          <table:table-cell table:formula="of:=COM.MICROSOFT.CONCAT([Locations.D15];&quot;,&quot;;[Locations.E15];&quot;,&quot;;[Locations.F15];&quot;,&quot;;[Locations.G15];&quot;,&quot;;[Locations.H15];&quot;,&quot;;[Locations.I15];&quot;,&quot;;[Locations.J15];&quot;,&quot;;[Locations.K15];&quot;,&quot;;[Locations.L15];&quot;,&quot;;[Locations.M15];&quot;,&quot;;[Locations.N15];&quot;,&quot;;[Locations.O15];&quot;,&quot;;[Locations.P15];&quot;,&quot;;[Locations.Q15];&quot;,&quot;;[Locations.R15];&quot;,&quot;;[Locations.S15];&quot;,&quot;;[Locations.T15];&quot;,&quot;)" office:value-type="string" office:string-value="86,0,0,0,0,0,0,0,0,6,0,0,0,1,7,0,0," calcext:value-type="string">
            <text:p>86,0,0,0,0,0,0,0,0,6,0,0,0,1,7,0,0,</text:p>
          </table:table-cell>
        </table:table-row>
        <table:table-row table:style-name="ro1">
          <table:table-cell table:formula="of:=COM.MICROSOFT.CONCAT([Locations.D16];&quot;,&quot;;[Locations.E16];&quot;,&quot;;[Locations.F16];&quot;,&quot;;[Locations.G16];&quot;,&quot;;[Locations.H16];&quot;,&quot;;[Locations.I16];&quot;,&quot;;[Locations.J16];&quot;,&quot;;[Locations.K16];&quot;,&quot;;[Locations.L16];&quot;,&quot;;[Locations.M16];&quot;,&quot;;[Locations.N16];&quot;,&quot;;[Locations.O16];&quot;,&quot;;[Locations.P16];&quot;,&quot;;[Locations.Q16];&quot;,&quot;;[Locations.R16];&quot;,&quot;;[Locations.S16];&quot;,&quot;;[Locations.T16];&quot;,&quot;)" office:value-type="string" office:string-value="0,0,0,0,0,0,0,0,0,0,0,0,1,0,0,0,0," calcext:value-type="string">
            <text:p>0,0,0,0,0,0,0,0,0,0,0,0,1,0,0,0,0,</text:p>
          </table:table-cell>
        </table:table-row>
        <table:table-row table:style-name="ro1">
          <table:table-cell table:formula="of:=COM.MICROSOFT.CONCAT([Locations.D17];&quot;,&quot;;[Locations.E17];&quot;,&quot;;[Locations.F17];&quot;,&quot;;[Locations.G17];&quot;,&quot;;[Locations.H17];&quot;,&quot;;[Locations.I17];&quot;,&quot;;[Locations.J17];&quot;,&quot;;[Locations.K17];&quot;,&quot;;[Locations.L17];&quot;,&quot;;[Locations.M17];&quot;,&quot;;[Locations.N17];&quot;,&quot;;[Locations.O17];&quot;,&quot;;[Locations.P17];&quot;,&quot;;[Locations.Q17];&quot;,&quot;;[Locations.R17];&quot;,&quot;;[Locations.S17];&quot;,&quot;;[Locations.T17];&quot;,&quot;)" office:value-type="string" office:string-value="0,0,0,0,0,0,0,0,0,0,0,0,7,0,0,0,0," calcext:value-type="string">
            <text:p>0,0,0,0,0,0,0,0,0,0,0,0,7,0,0,0,0,</text:p>
          </table:table-cell>
        </table:table-row>
        <table:table-row table:style-name="ro1">
          <table:table-cell table:formula="of:=COM.MICROSOFT.CONCAT([Locations.D18];&quot;,&quot;;[Locations.E18];&quot;,&quot;;[Locations.F18];&quot;,&quot;;[Locations.G18];&quot;,&quot;;[Locations.H18];&quot;,&quot;;[Locations.I18];&quot;,&quot;;[Locations.J18];&quot;,&quot;;[Locations.K18];&quot;,&quot;;[Locations.L18];&quot;,&quot;;[Locations.M18];&quot;,&quot;;[Locations.N18];&quot;,&quot;;[Locations.O18];&quot;,&quot;;[Locations.P18];&quot;,&quot;;[Locations.Q18];&quot;,&quot;;[Locations.R18];&quot;,&quot;;[Locations.S18];&quot;,&quot;;[Locations.T18];&quot;,&quot;)" office:value-type="string" office:string-value="5,0,0,0,0,0,0,0,0,0,0,0,0,0,0,0,0," calcext:value-type="string">
            <text:p>5,0,0,0,0,0,0,0,0,0,0,0,0,0,0,0,0,</text:p>
          </table:table-cell>
        </table:table-row>
        <table:table-row table:style-name="ro1">
          <table:table-cell table:formula="of:=COM.MICROSOFT.CONCAT([Locations.D19];&quot;,&quot;;[Locations.E19];&quot;,&quot;;[Locations.F19];&quot;,&quot;;[Locations.G19];&quot;,&quot;;[Locations.H19];&quot;,&quot;;[Locations.I19];&quot;,&quot;;[Locations.J19];&quot;,&quot;;[Locations.K19];&quot;,&quot;;[Locations.L19];&quot;,&quot;;[Locations.M19];&quot;,&quot;;[Locations.N19];&quot;,&quot;;[Locations.O19];&quot;,&quot;;[Locations.P19];&quot;,&quot;;[Locations.Q19];&quot;,&quot;;[Locations.R19];&quot;,&quot;;[Locations.S19];&quot;,&quot;;[Locations.T19])" office:value-type="string" office:string-value="5,0,0,0,2,3,0,0,0,0,0,0,0,0,0,0,0" calcext:value-type="string">
            <text:p>5,0,0,0,2,3,0,0,0,0,0,0,0,0,0,0,0</text:p>
          </table:table-cell>
        </table:table-row>
      </table:table>
      <table:named-expressions/>
      <table:database-ranges>
        <table:database-range table:name="__Anonymous_Sheet_DB__0" table:target-range-address="Availability.A4:Availability.AMJ18" table:contains-header="false">
          <table:sort>
            <table:sort-by table:field-number="0" table:data-type="automatic"/>
          </table:sort>
        </table:database-range>
        <table:database-range table:name="__Anonymous_Sheet_DB__3" table:target-range-address="Quantity.A3:Quantity.AMJ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5">00/00/0000</text:date>, <text:time style:data-style-name="N2" text:time-value="23:50:39.4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9T19:09:13.071000000</meta:creation-date>
    <dc:date>2019-02-05T19:03:03.257000000</dc:date>
    <meta:editing-duration>PT23H1M37S</meta:editing-duration>
    <meta:editing-cycles>38</meta:editing-cycles>
    <meta:generator>LibreOffice/6.0.5.2$Windows_X86_64 LibreOffice_project/54c8cbb85f300ac59db32fe8a675ff7683cd5a16</meta:generator>
    <meta:document-statistic meta:table-count="7" meta:cell-count="1726" meta:object-count="0"/>
  </office:meta>
</office:document-meta>
</file>